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72.75pt" style:use-optimal-row-height="true" fo:break-before="auto"/>
    </style:style>
    <style:style style:name="ro13" style:family="table-row">
      <style:table-row-properties style:row-height="24pt" style:use-optimal-row-height="tru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145510" table:style-name="ce7">
            <text:p>11.145.510</text:p>
          </table:table-cell>
          <table:table-cell office:value-type="float" office:value="768000" table:style-name="ce7">
            <text:p>768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103710" table:style-name="ce9">
            <text:p>17.103.710</text:p>
          </table:table-cell>
          <table:table-cell office:value-type="float" office:value="16390837" table:style-name="ce9">
            <text:p>16.390.837</text:p>
          </table:table-cell>
          <table:table-cell office:value-type="percentage" office:value="0.95832056319944625" table:style-name="ce10">
            <text:p>95,8%</text:p>
          </table:table-cell>
          <table:table-cell office:value-type="float" office:value="7426089" table:style-name="ce8">
            <text:p>7.426.089</text:p>
          </table:table-cell>
          <table:table-cell office:value-type="float" office:value="6905146" table:style-name="ce8">
            <text:p>6.905.146</text:p>
          </table:table-cell>
          <table:table-cell office:value-type="float" office:value="3552015" table:style-name="ce8">
            <text:p>3.552.015</text:p>
          </table:table-cell>
          <table:table-cell office:value-type="date" office:date-value="2022-02-03T00:00:00" table:style-name="ce11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05571" table:style-name="ce7">
            <text:p>1.805.571</text:p>
          </table:table-cell>
          <table:table-cell office:value-type="float" office:value="108000" table:style-name="ce7">
            <text:p>108.000</text:p>
          </table:table-cell>
          <table:table-cell office:value-type="float" office:value="468390" table:style-name="ce7">
            <text:p>468.3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95851" table:style-name="ce14">
            <text:p>2.695.851</text:p>
          </table:table-cell>
          <table:table-cell office:value-type="float" office:value="2555750" table:style-name="ce14">
            <text:p>2.555.750</text:p>
          </table:table-cell>
          <table:table-cell office:value-type="percentage" office:value="0.94803088152868986" table:style-name="ce15">
            <text:p>94,8%</text:p>
          </table:table-cell>
          <table:table-cell office:value-type="float" office:value="1142222" table:style-name="ce13">
            <text:p>1.142.222</text:p>
          </table:table-cell>
          <table:table-cell office:value-type="float" office:value="1074266" table:style-name="ce13">
            <text:p>1.074.266</text:p>
          </table:table-cell>
          <table:table-cell office:value-type="float" office:value="634711" table:style-name="ce13">
            <text:p>634.711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32435" table:style-name="ce7">
            <text:p>1.532.435</text:p>
          </table:table-cell>
          <table:table-cell office:value-type="float" office:value="66000" table:style-name="ce7">
            <text:p>66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78375" table:style-name="ce14">
            <text:p>2.378.375</text:p>
          </table:table-cell>
          <table:table-cell office:value-type="float" office:value="2227484" table:style-name="ce14">
            <text:p>2.227.484</text:p>
          </table:table-cell>
          <table:table-cell office:value-type="percentage" office:value="0.93655710306406681" table:style-name="ce15">
            <text:p>93,7%</text:p>
          </table:table-cell>
          <table:table-cell office:value-type="float" office:value="923083" table:style-name="ce13">
            <text:p>923.083</text:p>
          </table:table-cell>
          <table:table-cell office:value-type="float" office:value="872782" table:style-name="ce13">
            <text:p>872.782</text:p>
          </table:table-cell>
          <table:table-cell office:value-type="float" office:value="692129" table:style-name="ce13">
            <text:p>692.129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02000" table:style-name="ce7">
            <text:p>102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45774" table:style-name="ce14">
            <text:p>2.245.774</text:p>
          </table:table-cell>
          <table:table-cell office:value-type="float" office:value="1976342.5" table:style-name="ce14">
            <text:p>1.976.343</text:p>
          </table:table-cell>
          <table:table-cell office:value-type="percentage" office:value="0.88002733133431943" table:style-name="ce15">
            <text:p>88,0%</text:p>
          </table:table-cell>
          <table:table-cell office:value-type="float" office:value="923455" table:style-name="ce13">
            <text:p>923.455</text:p>
          </table:table-cell>
          <table:table-cell office:value-type="float" office:value="879437" table:style-name="ce13">
            <text:p>879.437</text:p>
          </table:table-cell>
          <table:table-cell office:value-type="float" office:value="424389" table:style-name="ce13">
            <text:p>424.389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71080" table:style-name="ce7">
            <text:p>2.671.080</text:p>
          </table:table-cell>
          <table:table-cell office:value-type="float" office:value="162000" table:style-name="ce7">
            <text:p>16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247230" table:style-name="ce14">
            <text:p>4.247.230</text:p>
          </table:table-cell>
          <table:table-cell office:value-type="float" office:value="3982479.5" table:style-name="ce14">
            <text:p>3.982.480</text:p>
          </table:table-cell>
          <table:table-cell office:value-type="percentage" office:value="0.93766513704226051" table:style-name="ce15">
            <text:p>93,8%</text:p>
          </table:table-cell>
          <table:table-cell office:value-type="float" office:value="1806297" table:style-name="ce13">
            <text:p>1.806.297</text:p>
          </table:table-cell>
          <table:table-cell office:value-type="float" office:value="1680684" table:style-name="ce13">
            <text:p>1.680.684</text:p>
          </table:table-cell>
          <table:table-cell office:value-type="float" office:value="878786" table:style-name="ce13">
            <text:p>878.786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98125" table:style-name="ce7">
            <text:p>898.125</text:p>
          </table:table-cell>
          <table:table-cell office:value-type="float" office:value="48000" table:style-name="ce7">
            <text:p>48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64160" table:style-name="ce14">
            <text:p>1.264.160</text:p>
          </table:table-cell>
          <table:table-cell office:value-type="float" office:value="1208876" table:style-name="ce14">
            <text:p>1.208.876</text:p>
          </table:table-cell>
          <table:table-cell office:value-type="percentage" office:value="0.95626819389950635" table:style-name="ce15">
            <text:p>95,6%</text:p>
          </table:table-cell>
          <table:table-cell office:value-type="float" office:value="515894" table:style-name="ce13">
            <text:p>515.894</text:p>
          </table:table-cell>
          <table:table-cell office:value-type="float" office:value="488472" table:style-name="ce13">
            <text:p>488.472</text:p>
          </table:table-cell>
          <table:table-cell office:value-type="float" office:value="323456" table:style-name="ce13">
            <text:p>323.456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68000" table:style-name="ce7">
            <text:p>168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409358" table:style-name="ce14">
            <text:p>5.409.358</text:p>
          </table:table-cell>
          <table:table-cell office:value-type="float" office:value="5128849" table:style-name="ce14">
            <text:p>5.128.849</text:p>
          </table:table-cell>
          <table:table-cell office:value-type="percentage" office:value="0.94814375384287752" table:style-name="ce15">
            <text:p>94,8%</text:p>
          </table:table-cell>
          <table:table-cell office:value-type="float" office:value="2136004" table:style-name="ce13">
            <text:p>2.136.004</text:p>
          </table:table-cell>
          <table:table-cell office:value-type="float" office:value="2007724" table:style-name="ce13">
            <text:p>2.007.724</text:p>
          </table:table-cell>
          <table:table-cell office:value-type="float" office:value="1376167" table:style-name="ce13">
            <text:p>1.376.167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94375" table:style-name="ce7">
            <text:p>2.694.375</text:p>
          </table:table-cell>
          <table:table-cell office:value-type="float" office:value="180000" table:style-name="ce7">
            <text:p>180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87755" table:style-name="ce14">
            <text:p>4.187.755</text:p>
          </table:table-cell>
          <table:table-cell office:value-type="float" office:value="3783544.5" table:style-name="ce14">
            <text:p>3.783.545</text:p>
          </table:table-cell>
          <table:table-cell office:value-type="percentage" office:value="0.90347799716076993" table:style-name="ce15">
            <text:p>90,3%</text:p>
          </table:table-cell>
          <table:table-cell office:value-type="float" office:value="1750369" table:style-name="ce13">
            <text:p>1.750.369</text:p>
          </table:table-cell>
          <table:table-cell office:value-type="float" office:value="1593880" table:style-name="ce13">
            <text:p>1.593.880</text:p>
          </table:table-cell>
          <table:table-cell office:value-type="float" office:value="894737" table:style-name="ce13">
            <text:p>894.737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09925" table:style-name="ce14">
            <text:p>13.709.925</text:p>
          </table:table-cell>
          <table:table-cell office:value-type="percentage" office:value="0.93178906518141436" table:style-name="ce15">
            <text:p>93,2%</text:p>
          </table:table-cell>
          <table:table-cell office:value-type="float" office:value="6454096" table:style-name="ce13">
            <text:p>6.454.096</text:p>
          </table:table-cell>
          <table:table-cell office:value-type="float" office:value="6087709" table:style-name="ce13">
            <text:p>6.087.709</text:p>
          </table:table-cell>
          <table:table-cell office:value-type="float" office:value="3349950" table:style-name="ce13">
            <text:p>3.349.950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642000" table:style-name="ce7">
            <text:p>642.000</text:p>
          </table:table-cell>
          <table:table-cell office:value-type="float" office:value="2112740" table:style-name="ce7">
            <text:p>2.112.7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389805" table:style-name="ce14">
            <text:p>10.389.805</text:p>
          </table:table-cell>
          <table:table-cell office:value-type="float" office:value="9673398" table:style-name="ce14">
            <text:p>9.673.398</text:p>
          </table:table-cell>
          <table:table-cell office:value-type="percentage" office:value="0.93104711782367422" table:style-name="ce15">
            <text:p>93,1%</text:p>
          </table:table-cell>
          <table:table-cell office:value-type="float" office:value="4389502" table:style-name="ce13">
            <text:p>4.389.502</text:p>
          </table:table-cell>
          <table:table-cell office:value-type="float" office:value="4097136" table:style-name="ce13">
            <text:p>4.097.136</text:p>
          </table:table-cell>
          <table:table-cell office:value-type="float" office:value="2516969" table:style-name="ce13">
            <text:p>2.516.969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54323" table:style-name="ce7">
            <text:p>1.554.323</text:p>
          </table:table-cell>
          <table:table-cell office:value-type="float" office:value="84000" table:style-name="ce7">
            <text:p>84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68278" table:style-name="ce14">
            <text:p>2.168.278</text:p>
          </table:table-cell>
          <table:table-cell office:value-type="float" office:value="2191898.5" table:style-name="ce14">
            <text:p>2.191.899</text:p>
          </table:table-cell>
          <table:table-cell office:value-type="percentage" office:value="1" table:style-name="ce15">
            <text:p>100,0%</text:p>
          </table:table-cell>
          <table:table-cell office:value-type="float" office:value="957746" table:style-name="ce13">
            <text:p>957.746</text:p>
          </table:table-cell>
          <table:table-cell office:value-type="float" office:value="895782" table:style-name="ce13">
            <text:p>895.782</text:p>
          </table:table-cell>
          <table:table-cell office:value-type="float" office:value="543798" table:style-name="ce13">
            <text:p>543.798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86000" table:style-name="ce7">
            <text:p>18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79384" table:style-name="ce14">
            <text:p>5.879.384</text:p>
          </table:table-cell>
          <table:table-cell office:value-type="float" office:value="5944326.5" table:style-name="ce14">
            <text:p>5.944.327</text:p>
          </table:table-cell>
          <table:table-cell office:value-type="percentage" office:value="1" table:style-name="ce15">
            <text:p>100,0%</text:p>
          </table:table-cell>
          <table:table-cell office:value-type="float" office:value="2463957" table:style-name="ce13">
            <text:p>2.463.957</text:p>
          </table:table-cell>
          <table:table-cell office:value-type="float" office:value="2320271" table:style-name="ce13">
            <text:p>2.320.271</text:p>
          </table:table-cell>
          <table:table-cell office:value-type="float" office:value="1877284" table:style-name="ce13">
            <text:p>1.877.284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47005" table:style-name="ce7">
            <text:p>447.0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55045" table:style-name="ce14">
            <text:p>655.045</text:p>
          </table:table-cell>
          <table:table-cell office:value-type="float" office:value="611461.5" table:style-name="ce14">
            <text:p>611.462</text:p>
          </table:table-cell>
          <table:table-cell office:value-type="percentage" office:value="0.93346487645886922" table:style-name="ce15">
            <text:p>93,3%</text:p>
          </table:table-cell>
          <table:table-cell office:value-type="float" office:value="281789" table:style-name="ce13">
            <text:p>281.789</text:p>
          </table:table-cell>
          <table:table-cell office:value-type="float" office:value="261605" table:style-name="ce13">
            <text:p>261.605</text:p>
          </table:table-cell>
          <table:table-cell office:value-type="float" office:value="144971" table:style-name="ce13">
            <text:p>144.971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597803.5" table:style-name="ce14">
            <text:p>12.597.804</text:p>
          </table:table-cell>
          <table:table-cell office:value-type="percentage" office:value="0.98028265075738097" table:style-name="ce15">
            <text:p>98,0%</text:p>
          </table:table-cell>
          <table:table-cell office:value-type="float" office:value="5738277" table:style-name="ce13">
            <text:p>5.738.277</text:p>
          </table:table-cell>
          <table:table-cell office:value-type="float" office:value="5370532" table:style-name="ce13">
            <text:p>5.370.532</text:p>
          </table:table-cell>
          <table:table-cell office:value-type="float" office:value="2943792" table:style-name="ce13">
            <text:p>2.943.792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22965" table:style-name="ce7">
            <text:p>1.722.965</text:p>
          </table:table-cell>
          <table:table-cell office:value-type="float" office:value="150000" table:style-name="ce7">
            <text:p>150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17275" table:style-name="ce14">
            <text:p>2.817.275</text:p>
          </table:table-cell>
          <table:table-cell office:value-type="float" office:value="2708235.5" table:style-name="ce14">
            <text:p>2.708.236</text:p>
          </table:table-cell>
          <table:table-cell office:value-type="percentage" office:value="0.9612961106033312" table:style-name="ce15">
            <text:p>96,1%</text:p>
          </table:table-cell>
          <table:table-cell office:value-type="float" office:value="1295593" table:style-name="ce13">
            <text:p>1.295.593</text:p>
          </table:table-cell>
          <table:table-cell office:value-type="float" office:value="1200313" table:style-name="ce13">
            <text:p>1.200.313</text:p>
          </table:table-cell>
          <table:table-cell office:value-type="float" office:value="615231" table:style-name="ce13">
            <text:p>615.231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0000" table:style-name="ce7">
            <text:p>60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66767" table:style-name="ce14">
            <text:p>1.366.767</text:p>
          </table:table-cell>
          <table:table-cell office:value-type="float" office:value="1254694" table:style-name="ce14">
            <text:p>1.254.694</text:p>
          </table:table-cell>
          <table:table-cell office:value-type="percentage" office:value="0.91800138575192403" table:style-name="ce15">
            <text:p>91,8%</text:p>
          </table:table-cell>
          <table:table-cell office:value-type="float" office:value="564386" table:style-name="ce13">
            <text:p>564.386</text:p>
          </table:table-cell>
          <table:table-cell office:value-type="float" office:value="533303" table:style-name="ce13">
            <text:p>533.303</text:p>
          </table:table-cell>
          <table:table-cell office:value-type="float" office:value="310425" table:style-name="ce13">
            <text:p>310.425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98530" table:style-name="ce7">
            <text:p>2.998.530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41935" table:style-name="ce14">
            <text:p>4.541.935</text:p>
          </table:table-cell>
          <table:table-cell office:value-type="float" office:value="4278657.5" table:style-name="ce14">
            <text:p>4.278.658</text:p>
          </table:table-cell>
          <table:table-cell office:value-type="percentage" office:value="0.94203406697806114" table:style-name="ce15">
            <text:p>94,2%</text:p>
          </table:table-cell>
          <table:table-cell office:value-type="float" office:value="1937601" table:style-name="ce13">
            <text:p>1.937.601</text:p>
          </table:table-cell>
          <table:table-cell office:value-type="float" office:value="1826832" table:style-name="ce13">
            <text:p>1.826.832</text:p>
          </table:table-cell>
          <table:table-cell office:value-type="float" office:value="1101509" table:style-name="ce13">
            <text:p>1.101.509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1274" table:style-name="ce7">
            <text:p>101.274</text:p>
          </table:table-cell>
          <table:table-cell office:value-type="float" office:value="12000" table:style-name="ce7">
            <text:p>12.000</text:p>
          </table:table-cell>
          <table:table-cell office:value-type="float" office:value="28910" table:style-name="ce7">
            <text:p>28.9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4219" table:style-name="ce14">
            <text:p>164.219</text:p>
          </table:table-cell>
          <table:table-cell office:value-type="float" office:value="146353" table:style-name="ce14">
            <text:p>146.353</text:p>
          </table:table-cell>
          <table:table-cell office:value-type="percentage" office:value="0.89120625506183815" table:style-name="ce15">
            <text:p>89,1%</text:p>
          </table:table-cell>
          <table:table-cell office:value-type="float" office:value="69128" table:style-name="ce13">
            <text:p>69.128</text:p>
          </table:table-cell>
          <table:table-cell office:value-type="float" office:value="63503" table:style-name="ce13">
            <text:p>63.503</text:p>
          </table:table-cell>
          <table:table-cell office:value-type="float" office:value="28972" table:style-name="ce13">
            <text:p>28.972</text:p>
          </table:table-cell>
          <table:table-cell office:value-type="date" office:date-value="2022-02-03T00:00:00" table:style-name="ce16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0260" table:style-name="ce7">
            <text:p>100.26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6610" table:style-name="ce14">
            <text:p>156.610</text:p>
          </table:table-cell>
          <table:table-cell office:value-type="float" office:value="133826.5" table:style-name="ce14">
            <text:p>133.827</text:p>
          </table:table-cell>
          <table:table-cell office:value-type="percentage" office:value="0.85452078411340271" table:style-name="ce15">
            <text:p>85,5%</text:p>
          </table:table-cell>
          <table:table-cell office:value-type="float" office:value="64610" table:style-name="ce13">
            <text:p>64.610</text:p>
          </table:table-cell>
          <table:table-cell office:value-type="float" office:value="59163" table:style-name="ce13">
            <text:p>59.163</text:p>
          </table:table-cell>
          <table:table-cell office:value-type="float" office:value="25024" table:style-name="ce13">
            <text:p>25.024</text:p>
          </table:table-cell>
          <table:table-cell office:value-type="date" office:date-value="2022-02-03T00:00:00" table:style-name="ce17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8806.5" table:style-name="ce14">
            <text:p>198.807</text:p>
          </table:table-cell>
          <table:table-cell office:value-type="percentage" office:value="0.93544554548619929" table:style-name="ce15">
            <text:p>93,5%</text:p>
          </table:table-cell>
          <table:table-cell office:value-type="float" office:value="94933" table:style-name="ce13">
            <text:p>94.933</text:p>
          </table:table-cell>
          <table:table-cell office:value-type="float" office:value="90886" table:style-name="ce13">
            <text:p>90.886</text:p>
          </table:table-cell>
          <table:table-cell office:value-type="float" office:value="37498" table:style-name="ce13">
            <text:p>37.498</text:p>
          </table:table-cell>
          <table:table-cell office:value-type="date" office:date-value="2022-02-03T00:00:00" table:style-name="ce17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30" table:style-name="ce7">
            <text:p>7.5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20" table:style-name="ce14">
            <text:p>12.220</text:p>
          </table:table-cell>
          <table:table-cell office:value-type="float" office:value="11824" table:style-name="ce14">
            <text:p>11.824</text:p>
          </table:table-cell>
          <table:table-cell office:value-type="percentage" office:value="0.96759410801963996" table:style-name="ce15">
            <text:p>96,8%</text:p>
          </table:table-cell>
          <table:table-cell office:value-type="float" office:value="7963" table:style-name="ce13">
            <text:p>7.963</text:p>
          </table:table-cell>
          <table:table-cell office:value-type="float" office:value="7480" table:style-name="ce13">
            <text:p>7.480</text:p>
          </table:table-cell>
          <table:table-cell office:value-type="float" office:value="2244" table:style-name="ce13">
            <text:p>2.244</text:p>
          </table:table-cell>
          <table:table-cell office:value-type="date" office:date-value="2022-02-03T00:00:00" table:style-name="ce17">
            <text:p>0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906917" table:style-name="ce19">
            <text:p>61.906.917</text:p>
          </table:table-cell>
          <table:table-cell office:value-type="float" office:value="4038000" table:style-name="ce19">
            <text:p>4.038.000</text:p>
          </table:table-cell>
          <table:table-cell office:value-type="float" office:value="18392700" table:style-name="ce20">
            <text:p>18.392.7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5461022" table:style-name="ce23">
            <text:p>95.461.022</text:p>
          </table:table-cell>
          <table:table-cell office:value-type="float" office:value="90715372.5" table:style-name="ce23">
            <text:p>90.715.373</text:p>
          </table:table-cell>
          <table:table-cell office:value-type="percentage" office:value="0.9502870449050923" table:style-name="ce24">
            <text:p>95,0%</text:p>
          </table:table-cell>
          <table:table-cell office:value-type="float" office:value="40942994" table:style-name="ce23">
            <text:p>40.942.994</text:p>
          </table:table-cell>
          <table:table-cell office:value-type="float" office:value="38316906" table:style-name="ce23">
            <text:p>38.316.906</text:p>
          </table:table-cell>
          <table:table-cell office:value-type="float" office:value="22274057" table:style-name="ce23">
            <text:p>22.274.05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6519" table:style-name="ce31">
            <text:p>7.026.519</text:p>
          </table:table-cell>
          <table:table-cell office:value-type="percentage" office:value="0.93587031441774482" table:style-name="ce32">
            <text:p>93,6%</text:p>
          </table:table-cell>
          <table:table-cell office:value-type="float" office:value="6905146" table:style-name="ce31">
            <text:p>6.905.146</text:p>
          </table:table-cell>
          <table:table-cell office:value-type="percentage" office:value="0.91970450206146637" table:style-name="ce32">
            <text:p>92,0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3697" table:style-name="ce31">
            <text:p>1.093.697</text:p>
          </table:table-cell>
          <table:table-cell office:value-type="percentage" office:value="0.91953055637762648" table:style-name="ce32">
            <text:p>92,0%</text:p>
          </table:table-cell>
          <table:table-cell office:value-type="float" office:value="1074266" table:style-name="ce31">
            <text:p>1.074.266</text:p>
          </table:table-cell>
          <table:table-cell office:value-type="percentage" office:value="0.90319385778471306" table:style-name="ce32">
            <text:p>90,3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3586" table:style-name="ce31">
            <text:p>883.586</text:p>
          </table:table-cell>
          <table:table-cell office:value-type="percentage" office:value="0.94963603515299633" table:style-name="ce32">
            <text:p>95,0%</text:p>
          </table:table-cell>
          <table:table-cell office:value-type="float" office:value="872782" table:style-name="ce31">
            <text:p>872.782</text:p>
          </table:table-cell>
          <table:table-cell office:value-type="percentage" office:value="0.93802441192244157" table:style-name="ce32">
            <text:p>93,8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5041" table:style-name="ce31">
            <text:p>895.041</text:p>
          </table:table-cell>
          <table:table-cell office:value-type="percentage" office:value="0.82630330681590525" table:style-name="ce32">
            <text:p>82,6%</text:p>
          </table:table-cell>
          <table:table-cell office:value-type="float" office:value="879437" table:style-name="ce31">
            <text:p>879.437</text:p>
          </table:table-cell>
          <table:table-cell office:value-type="percentage" office:value="0.81189766863893309" table:style-name="ce32">
            <text:p>81,2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7280" table:style-name="ce31">
            <text:p>1.737.280</text:p>
          </table:table-cell>
          <table:table-cell office:value-type="percentage" office:value="0.85432451132596643" table:style-name="ce32">
            <text:p>85,4%</text:p>
          </table:table-cell>
          <table:table-cell office:value-type="float" office:value="1680684" table:style-name="ce31">
            <text:p>1.680.684</text:p>
          </table:table-cell>
          <table:table-cell office:value-type="percentage" office:value="0.82649287218719525" table:style-name="ce32">
            <text:p>82,6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3176" table:style-name="ce31">
            <text:p>493.176</text:p>
          </table:table-cell>
          <table:table-cell office:value-type="percentage" office:value="0.93570775354702107" table:style-name="ce32">
            <text:p>93,6%</text:p>
          </table:table-cell>
          <table:table-cell office:value-type="float" office:value="488472" table:style-name="ce31">
            <text:p>488.472</text:p>
          </table:table-cell>
          <table:table-cell office:value-type="percentage" office:value="0.92678280733575935" table:style-name="ce32">
            <text:p>92,7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3542" table:style-name="ce31">
            <text:p>2.043.542</text:p>
          </table:table-cell>
          <table:table-cell office:value-type="percentage" office:value="0.94079273567328947" table:style-name="ce32">
            <text:p>94,1%</text:p>
          </table:table-cell>
          <table:table-cell office:value-type="float" office:value="2007724" table:style-name="ce31">
            <text:p>2.007.724</text:p>
          </table:table-cell>
          <table:table-cell office:value-type="percentage" office:value="0.92430307497321773" table:style-name="ce32">
            <text:p>92,4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9129" table:style-name="ce31">
            <text:p>1.659.129</text:p>
          </table:table-cell>
          <table:table-cell office:value-type="percentage" office:value="0.91357603896740347" table:style-name="ce32">
            <text:p>91,4%</text:p>
          </table:table-cell>
          <table:table-cell office:value-type="float" office:value="1593880" table:style-name="ce31">
            <text:p>1.593.880</text:p>
          </table:table-cell>
          <table:table-cell office:value-type="percentage" office:value="0.87764759520770541" table:style-name="ce32">
            <text:p>87,8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32669" table:style-name="ce31">
            <text:p>6.232.669</text:p>
          </table:table-cell>
          <table:table-cell office:value-type="percentage" office:value="0.91894552588503153" table:style-name="ce32">
            <text:p>91,9%</text:p>
          </table:table-cell>
          <table:table-cell office:value-type="float" office:value="6087709" table:style-name="ce31">
            <text:p>6.087.709</text:p>
          </table:table-cell>
          <table:table-cell office:value-type="percentage" office:value="0.89757260468028055" table:style-name="ce32">
            <text:p>89,8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7854" table:style-name="ce31">
            <text:p>4.167.854</text:p>
          </table:table-cell>
          <table:table-cell office:value-type="percentage" office:value="0.92783389944759898" table:style-name="ce32">
            <text:p>92,8%</text:p>
          </table:table-cell>
          <table:table-cell office:value-type="float" office:value="4097136" table:style-name="ce31">
            <text:p>4.097.136</text:p>
          </table:table-cell>
          <table:table-cell office:value-type="percentage" office:value="0.91209089172680657" table:style-name="ce32">
            <text:p>91,2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526" table:style-name="ce31">
            <text:p>908.526</text:p>
          </table:table-cell>
          <table:table-cell office:value-type="percentage" office:value="0.95645390518902185" table:style-name="ce32">
            <text:p>95,6%</text:p>
          </table:table-cell>
          <table:table-cell office:value-type="float" office:value="895782" table:style-name="ce31">
            <text:p>895.782</text:p>
          </table:table-cell>
          <table:table-cell office:value-type="percentage" office:value="0.94303761488172311" table:style-name="ce32">
            <text:p>94,3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886" table:style-name="ce31">
            <text:p>2.338.886</text:p>
          </table:table-cell>
          <table:table-cell office:value-type="percentage" office:value="0.95226590481681117" table:style-name="ce32">
            <text:p>95,2%</text:p>
          </table:table-cell>
          <table:table-cell office:value-type="float" office:value="2320271" table:style-name="ce31">
            <text:p>2.320.271</text:p>
          </table:table-cell>
          <table:table-cell office:value-type="percentage" office:value="0.94468689933378858" table:style-name="ce32">
            <text:p>94,5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8112" table:style-name="ce31">
            <text:p>268.112</text:p>
          </table:table-cell>
          <table:table-cell office:value-type="percentage" office:value="0.95251155503607732" table:style-name="ce32">
            <text:p>95,3%</text:p>
          </table:table-cell>
          <table:table-cell office:value-type="float" office:value="261605" table:style-name="ce31">
            <text:p>261.605</text:p>
          </table:table-cell>
          <table:table-cell office:value-type="percentage" office:value="0.92939437755569687" table:style-name="ce32">
            <text:p>92,9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14651" table:style-name="ce31">
            <text:p>5.514.651</text:p>
          </table:table-cell>
          <table:table-cell office:value-type="percentage" office:value="0.92358666387088861" table:style-name="ce32">
            <text:p>92,4%</text:p>
          </table:table-cell>
          <table:table-cell office:value-type="float" office:value="5370532" table:style-name="ce31">
            <text:p>5.370.532</text:p>
          </table:table-cell>
          <table:table-cell office:value-type="percentage" office:value="0.89944979892505461" table:style-name="ce32">
            <text:p>89,9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1855" table:style-name="ce31">
            <text:p>1.231.855</text:p>
          </table:table-cell>
          <table:table-cell office:value-type="percentage" office:value="0.93491341166684627" table:style-name="ce32">
            <text:p>93,5%</text:p>
          </table:table-cell>
          <table:table-cell office:value-type="float" office:value="1200313" table:style-name="ce31">
            <text:p>1.200.313</text:p>
          </table:table-cell>
          <table:table-cell office:value-type="percentage" office:value="0.91097468606131993" table:style-name="ce32">
            <text:p>91,1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833" table:style-name="ce31">
            <text:p>538.833</text:p>
          </table:table-cell>
          <table:table-cell office:value-type="percentage" office:value="0.92874379065590673" table:style-name="ce32">
            <text:p>92,9%</text:p>
          </table:table-cell>
          <table:table-cell office:value-type="float" office:value="533303" table:style-name="ce31">
            <text:p>533.303</text:p>
          </table:table-cell>
          <table:table-cell office:value-type="percentage" office:value="0.91921216738426748" table:style-name="ce32">
            <text:p>91,9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9282" table:style-name="ce31">
            <text:p>1.859.282</text:p>
          </table:table-cell>
          <table:table-cell office:value-type="percentage" office:value="0.95091632642936741" table:style-name="ce32">
            <text:p>95,1%</text:p>
          </table:table-cell>
          <table:table-cell office:value-type="float" office:value="1826832" table:style-name="ce31">
            <text:p>1.826.832</text:p>
          </table:table-cell>
          <table:table-cell office:value-type="percentage" office:value="0.93432000871498466" table:style-name="ce32">
            <text:p>93,4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305" table:style-name="ce31">
            <text:p>66.305</text:p>
          </table:table-cell>
          <table:table-cell office:value-type="percentage" office:value="0.93349195399062357" table:style-name="ce32">
            <text:p>93,3%</text:p>
          </table:table-cell>
          <table:table-cell office:value-type="float" office:value="63503" table:style-name="ce31">
            <text:p>63.503</text:p>
          </table:table-cell>
          <table:table-cell office:value-type="percentage" office:value="0.89404327809767836" table:style-name="ce32">
            <text:p>89,4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503" table:style-name="ce31">
            <text:p>61.503</text:p>
          </table:table-cell>
          <table:table-cell office:value-type="percentage" office:value="0.90093164972314188" table:style-name="ce32">
            <text:p>90,1%</text:p>
          </table:table-cell>
          <table:table-cell office:value-type="float" office:value="59163" table:style-name="ce31">
            <text:p>59.163</text:p>
          </table:table-cell>
          <table:table-cell office:value-type="percentage" office:value="0.86665397123018784" table:style-name="ce32">
            <text:p>86,7%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4933" table:style-name="ce31">
            <text:p>94.933</text:p>
          </table:table-cell>
          <table:table-cell office:value-type="string" table:style-name="ce32">
            <text:p>-</text:p>
          </table:table-cell>
          <table:table-cell office:value-type="float" office:value="90886" table:style-name="ce31">
            <text:p>90.886</text:p>
          </table:table-cell>
          <table:table-cell office:value-type="string" table:style-name="ce32">
            <text:p>-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63" table:style-name="ce31">
            <text:p>7.963</text:p>
          </table:table-cell>
          <table:table-cell office:value-type="string" table:style-name="ce32">
            <text:p>-</text:p>
          </table:table-cell>
          <table:table-cell office:value-type="float" office:value="7480" table:style-name="ce31">
            <text:p>7.480</text:p>
          </table:table-cell>
          <table:table-cell office:value-type="string" table:style-name="ce32">
            <text:p>-</text:p>
          </table:table-cell>
          <table:table-cell office:value-type="date" office:date-value="2022-02-03T00:00:00" table:style-name="ce33">
            <text:p>03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123342" table:style-name="ce34">
            <text:p>39.123.342</text:p>
          </table:table-cell>
          <table:table-cell office:value-type="percentage" office:value="0.92742233957716713" table:style-name="ce24">
            <text:p>92,7%</text:p>
          </table:table-cell>
          <table:table-cell office:value-type="float" office:value="38316906" table:style-name="ce34">
            <text:p>38.316.906</text:p>
          </table:table-cell>
          <table:table-cell office:value-type="percentage" office:value="0.90830570169282554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407" table:style-name="ce43">
            <text:p>435.407</text:p>
          </table:table-cell>
          <table:table-cell office:value-type="percentage" office:value="1" table:style-name="ce44">
            <text:p>100,0%</text:p>
          </table:table-cell>
          <table:table-cell office:value-type="float" office:value="656366" table:style-name="ce43">
            <text:p>656.366</text:p>
          </table:table-cell>
          <table:table-cell office:value-type="percentage" office:value="1" table:style-name="ce44">
            <text:p>100,0%</text:p>
          </table:table-cell>
          <table:table-cell office:value-type="float" office:value="937098" table:style-name="ce43">
            <text:p>937.098</text:p>
          </table:table-cell>
          <table:table-cell office:value-type="percentage" office:value="0.97794786006267809" table:style-name="ce44">
            <text:p>97,8%</text:p>
          </table:table-cell>
          <table:table-cell office:value-type="float" office:value="1228788" table:style-name="ce43">
            <text:p>1.228.788</text:p>
          </table:table-cell>
          <table:table-cell office:value-type="percentage" office:value="0.95433099485783912" table:style-name="ce44">
            <text:p>95,4%</text:p>
          </table:table-cell>
          <table:table-cell office:value-type="float" office:value="1275596" table:style-name="ce43">
            <text:p>1.275.596</text:p>
          </table:table-cell>
          <table:table-cell office:value-type="percentage" office:value="0.92144970585175856" table:style-name="ce44">
            <text:p>92,1%</text:p>
          </table:table-cell>
          <table:table-cell office:value-type="float" office:value="965876" table:style-name="ce43">
            <text:p>965.876</text:p>
          </table:table-cell>
          <table:table-cell office:value-type="percentage" office:value="0.87665608069901879" table:style-name="ce44">
            <text:p>87,7%</text:p>
          </table:table-cell>
          <table:table-cell office:value-type="float" office:value="809391" table:style-name="ce43">
            <text:p>809.391</text:p>
          </table:table-cell>
          <table:table-cell office:value-type="percentage" office:value="0.87396664766248577" table:style-name="ce44">
            <text:p>87,4%</text:p>
          </table:table-cell>
          <table:table-cell office:value-type="float" office:value="717997" table:style-name="ce43">
            <text:p>717.997</text:p>
          </table:table-cell>
          <table:table-cell office:value-type="percentage" office:value="0.92902984553196888" table:style-name="ce44">
            <text:p>92,9%</text:p>
          </table:table-cell>
          <table:table-cell office:value-type="float" office:value="7026519" table:style-name="ce43">
            <text:p>7.026.51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87031441774482" table:style-name="ce44">
            <text:p>93,6%</text:p>
          </table:table-cell>
          <table:table-cell office:value-type="percentage" office:value="0.82643374075255904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55" table:style-name="ce46">
            <text:p>101.655</text:p>
          </table:table-cell>
          <table:table-cell office:value-type="percentage" office:value="1" table:style-name="ce47">
            <text:p>100,0%</text:p>
          </table:table-cell>
          <table:table-cell office:value-type="float" office:value="119816" table:style-name="ce46">
            <text:p>119.816</text:p>
          </table:table-cell>
          <table:table-cell office:value-type="percentage" office:value="1" table:style-name="ce47">
            <text:p>100,0%</text:p>
          </table:table-cell>
          <table:table-cell office:value-type="float" office:value="155942" table:style-name="ce46">
            <text:p>155.942</text:p>
          </table:table-cell>
          <table:table-cell office:value-type="percentage" office:value="0.96672245985989713" table:style-name="ce47">
            <text:p>96,7%</text:p>
          </table:table-cell>
          <table:table-cell office:value-type="float" office:value="188360" table:style-name="ce46">
            <text:p>188.360</text:p>
          </table:table-cell>
          <table:table-cell office:value-type="percentage" office:value="0.9372543165646614" table:style-name="ce47">
            <text:p>93,7%</text:p>
          </table:table-cell>
          <table:table-cell office:value-type="float" office:value="191993" table:style-name="ce46">
            <text:p>191.993</text:p>
          </table:table-cell>
          <table:table-cell office:value-type="percentage" office:value="0.89868796135500872" table:style-name="ce47">
            <text:p>89,9%</text:p>
          </table:table-cell>
          <table:table-cell office:value-type="float" office:value="131440" table:style-name="ce46">
            <text:p>131.440</text:p>
          </table:table-cell>
          <table:table-cell office:value-type="percentage" office:value="0.83043758450321581" table:style-name="ce47">
            <text:p>83,0%</text:p>
          </table:table-cell>
          <table:table-cell office:value-type="float" office:value="110141" table:style-name="ce46">
            <text:p>110.141</text:p>
          </table:table-cell>
          <table:table-cell office:value-type="percentage" office:value="0.84206945060322025" table:style-name="ce47">
            <text:p>84,2%</text:p>
          </table:table-cell>
          <table:table-cell office:value-type="float" office:value="94350" table:style-name="ce46">
            <text:p>94.350</text:p>
          </table:table-cell>
          <table:table-cell office:value-type="percentage" office:value="0.88147089324252359" table:style-name="ce47">
            <text:p>88,1%</text:p>
          </table:table-cell>
          <table:table-cell office:value-type="float" office:value="1093697" table:style-name="ce46">
            <text:p>1.093.697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953055637762648" table:style-name="ce47">
            <text:p>92,0%</text:p>
          </table:table-cell>
          <table:table-cell office:value-type="percentage" office:value="0.82162864266756219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40" table:style-name="ce46">
            <text:p>89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14755" table:style-name="ce46">
            <text:p>114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057" table:style-name="ce46">
            <text:p>149.057</text:p>
          </table:table-cell>
          <table:table-cell office:value-type="percentage" office:value="0.98070267780775056" table:style-name="ce47">
            <text:p>98,1%</text:p>
          </table:table-cell>
          <table:table-cell office:value-type="float" office:value="154262" table:style-name="ce46">
            <text:p>154.262</text:p>
          </table:table-cell>
          <table:table-cell office:value-type="percentage" office:value="0.95174694446672381" table:style-name="ce47">
            <text:p>95,2%</text:p>
          </table:table-cell>
          <table:table-cell office:value-type="float" office:value="152237" table:style-name="ce46">
            <text:p>152.237</text:p>
          </table:table-cell>
          <table:table-cell office:value-type="percentage" office:value="0.91753254580520738" table:style-name="ce47">
            <text:p>91,8%</text:p>
          </table:table-cell>
          <table:table-cell office:value-type="float" office:value="92839" table:style-name="ce46">
            <text:p>92.839</text:p>
          </table:table-cell>
          <table:table-cell office:value-type="percentage" office:value="0.85494193809800079" table:style-name="ce47">
            <text:p>85,5%</text:p>
          </table:table-cell>
          <table:table-cell office:value-type="float" office:value="68578" table:style-name="ce46">
            <text:p>68.578</text:p>
          </table:table-cell>
          <table:table-cell office:value-type="percentage" office:value="0.86542490093637214" table:style-name="ce47">
            <text:p>86,5%</text:p>
          </table:table-cell>
          <table:table-cell office:value-type="float" office:value="62618" table:style-name="ce46">
            <text:p>62.618</text:p>
          </table:table-cell>
          <table:table-cell office:value-type="percentage" office:value="0.95957459850435212" table:style-name="ce47">
            <text:p>96,0%</text:p>
          </table:table-cell>
          <table:table-cell office:value-type="float" office:value="883586" table:style-name="ce46">
            <text:p>883.586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963603515299633" table:style-name="ce47">
            <text:p>95,0%</text:p>
          </table:table-cell>
          <table:table-cell office:value-type="percentage" office:value="0.87234237907608825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7" table:style-name="ce46">
            <text:p>51.837</text:p>
          </table:table-cell>
          <table:table-cell office:value-type="percentage" office:value="0.96651315421475581" table:style-name="ce47">
            <text:p>96,7%</text:p>
          </table:table-cell>
          <table:table-cell office:value-type="float" office:value="79899" table:style-name="ce46">
            <text:p>79.899</text:p>
          </table:table-cell>
          <table:table-cell office:value-type="percentage" office:value="0.91591581264185984" table:style-name="ce47">
            <text:p>91,6%</text:p>
          </table:table-cell>
          <table:table-cell office:value-type="float" office:value="112127" table:style-name="ce46">
            <text:p>112.127</text:p>
          </table:table-cell>
          <table:table-cell office:value-type="percentage" office:value="0.88016610017818875" table:style-name="ce47">
            <text:p>88,0%</text:p>
          </table:table-cell>
          <table:table-cell office:value-type="float" office:value="153568" table:style-name="ce46">
            <text:p>153.568</text:p>
          </table:table-cell>
          <table:table-cell office:value-type="percentage" office:value="0.86513283908330896" table:style-name="ce47">
            <text:p>86,5%</text:p>
          </table:table-cell>
          <table:table-cell office:value-type="float" office:value="173687" table:style-name="ce46">
            <text:p>173.687</text:p>
          </table:table-cell>
          <table:table-cell office:value-type="percentage" office:value="0.80179390000138484" table:style-name="ce47">
            <text:p>80,2%</text:p>
          </table:table-cell>
          <table:table-cell office:value-type="float" office:value="135267" table:style-name="ce46">
            <text:p>135.267</text:p>
          </table:table-cell>
          <table:table-cell office:value-type="percentage" office:value="0.73495900503675693" table:style-name="ce47">
            <text:p>73,5%</text:p>
          </table:table-cell>
          <table:table-cell office:value-type="float" office:value="104689" table:style-name="ce46">
            <text:p>104.689</text:p>
          </table:table-cell>
          <table:table-cell office:value-type="percentage" office:value="0.76296706580280294" table:style-name="ce47">
            <text:p>76,3%</text:p>
          </table:table-cell>
          <table:table-cell office:value-type="float" office:value="83967" table:style-name="ce46">
            <text:p>83.967</text:p>
          </table:table-cell>
          <table:table-cell office:value-type="percentage" office:value="0.84358423083105605" table:style-name="ce47">
            <text:p>84,4%</text:p>
          </table:table-cell>
          <table:table-cell office:value-type="float" office:value="895041" table:style-name="ce46">
            <text:p>895.041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630330681590525" table:style-name="ce47">
            <text:p>82,6%</text:p>
          </table:table-cell>
          <table:table-cell office:value-type="percentage" office:value="0.73377549138160725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741" table:style-name="ce46">
            <text:p>94.741</text:p>
          </table:table-cell>
          <table:table-cell office:value-type="percentage" office:value="0.94399274625854412" table:style-name="ce47">
            <text:p>94,4%</text:p>
          </table:table-cell>
          <table:table-cell office:value-type="float" office:value="156022" table:style-name="ce46">
            <text:p>156.022</text:p>
          </table:table-cell>
          <table:table-cell office:value-type="percentage" office:value="0.93177502000644985" table:style-name="ce47">
            <text:p>93,2%</text:p>
          </table:table-cell>
          <table:table-cell office:value-type="float" office:value="229121" table:style-name="ce46">
            <text:p>229.121</text:p>
          </table:table-cell>
          <table:table-cell office:value-type="percentage" office:value="0.9108187076384886" table:style-name="ce47">
            <text:p>91,1%</text:p>
          </table:table-cell>
          <table:table-cell office:value-type="float" office:value="325360" table:style-name="ce46">
            <text:p>325.360</text:p>
          </table:table-cell>
          <table:table-cell office:value-type="percentage" office:value="0.88353740831561423" table:style-name="ce47">
            <text:p>88,4%</text:p>
          </table:table-cell>
          <table:table-cell office:value-type="float" office:value="324375" table:style-name="ce46">
            <text:p>324.375</text:p>
          </table:table-cell>
          <table:table-cell office:value-type="percentage" office:value="0.82306745664226544" table:style-name="ce47">
            <text:p>82,3%</text:p>
          </table:table-cell>
          <table:table-cell office:value-type="float" office:value="238513" table:style-name="ce46">
            <text:p>238.513</text:p>
          </table:table-cell>
          <table:table-cell office:value-type="percentage" office:value="0.76235848393221295" table:style-name="ce47">
            <text:p>76,2%</text:p>
          </table:table-cell>
          <table:table-cell office:value-type="float" office:value="198889" table:style-name="ce46">
            <text:p>198.889</text:p>
          </table:table-cell>
          <table:table-cell office:value-type="percentage" office:value="0.78096446002882147" table:style-name="ce47">
            <text:p>78,1%</text:p>
          </table:table-cell>
          <table:table-cell office:value-type="float" office:value="170259" table:style-name="ce46">
            <text:p>170.259</text:p>
          </table:table-cell>
          <table:table-cell office:value-type="percentage" office:value="0.92398990584212959" table:style-name="ce47">
            <text:p>92,4%</text:p>
          </table:table-cell>
          <table:table-cell office:value-type="float" office:value="1737280" table:style-name="ce46">
            <text:p>1.737.28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432451132596643" table:style-name="ce47">
            <text:p>85,4%</text:p>
          </table:table-cell>
          <table:table-cell office:value-type="percentage" office:value="0.77406166276579302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59" table:style-name="ce46">
            <text:p>42.559</text:p>
          </table:table-cell>
          <table:table-cell office:value-type="percentage" office:value="1" table:style-name="ce47">
            <text:p>100,0%</text:p>
          </table:table-cell>
          <table:table-cell office:value-type="float" office:value="56191" table:style-name="ce46">
            <text:p>56.191</text:p>
          </table:table-cell>
          <table:table-cell office:value-type="percentage" office:value="1" table:style-name="ce47">
            <text:p>100,0%</text:p>
          </table:table-cell>
          <table:table-cell office:value-type="float" office:value="77233" table:style-name="ce46">
            <text:p>77.233</text:p>
          </table:table-cell>
          <table:table-cell office:value-type="percentage" office:value="0.9744628234730055" table:style-name="ce47">
            <text:p>97,4%</text:p>
          </table:table-cell>
          <table:table-cell office:value-type="float" office:value="85102" table:style-name="ce46">
            <text:p>85.102</text:p>
          </table:table-cell>
          <table:table-cell office:value-type="percentage" office:value="0.93549521820380344" table:style-name="ce47">
            <text:p>93,5%</text:p>
          </table:table-cell>
          <table:table-cell office:value-type="float" office:value="89374" table:style-name="ce46">
            <text:p>89.374</text:p>
          </table:table-cell>
          <table:table-cell office:value-type="percentage" office:value="0.91772944776456578" table:style-name="ce47">
            <text:p>91,8%</text:p>
          </table:table-cell>
          <table:table-cell office:value-type="float" office:value="56679" table:style-name="ce46">
            <text:p>56.679</text:p>
          </table:table-cell>
          <table:table-cell office:value-type="percentage" office:value="0.84396497811131954" table:style-name="ce47">
            <text:p>84,4%</text:p>
          </table:table-cell>
          <table:table-cell office:value-type="float" office:value="43274" table:style-name="ce46">
            <text:p>43.274</text:p>
          </table:table-cell>
          <table:table-cell office:value-type="percentage" office:value="0.85062803451732749" table:style-name="ce47">
            <text:p>85,1%</text:p>
          </table:table-cell>
          <table:table-cell office:value-type="float" office:value="42764" table:style-name="ce46">
            <text:p>42.764</text:p>
          </table:table-cell>
          <table:table-cell office:value-type="percentage" office:value="0.94437206015502506" table:style-name="ce47">
            <text:p>94,4%</text:p>
          </table:table-cell>
          <table:table-cell office:value-type="float" office:value="493176" table:style-name="ce46">
            <text:p>493.176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570775354702107" table:style-name="ce47">
            <text:p>93,6%</text:p>
          </table:table-cell>
          <table:table-cell office:value-type="percentage" office:value="0.84497862607190888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72" table:style-name="ce46">
            <text:p>229.972</text:p>
          </table:table-cell>
          <table:table-cell office:value-type="percentage" office:value="1" table:style-name="ce47">
            <text:p>100,0%</text:p>
          </table:table-cell>
          <table:table-cell office:value-type="float" office:value="252300" table:style-name="ce46">
            <text:p>252.300</text:p>
          </table:table-cell>
          <table:table-cell office:value-type="percentage" office:value="1" table:style-name="ce47">
            <text:p>100,0%</text:p>
          </table:table-cell>
          <table:table-cell office:value-type="float" office:value="324510" table:style-name="ce46">
            <text:p>324.510</text:p>
          </table:table-cell>
          <table:table-cell office:value-type="percentage" office:value="0.99164840806373244" table:style-name="ce47">
            <text:p>99,2%</text:p>
          </table:table-cell>
          <table:table-cell office:value-type="float" office:value="357701" table:style-name="ce46">
            <text:p>357.701</text:p>
          </table:table-cell>
          <table:table-cell office:value-type="percentage" office:value="0.93834780943486806" table:style-name="ce47">
            <text:p>93,8%</text:p>
          </table:table-cell>
          <table:table-cell office:value-type="float" office:value="325859" table:style-name="ce46">
            <text:p>325.859</text:p>
          </table:table-cell>
          <table:table-cell office:value-type="percentage" office:value="0.90465627620057631" table:style-name="ce47">
            <text:p>90,5%</text:p>
          </table:table-cell>
          <table:table-cell office:value-type="float" office:value="218469" table:style-name="ce46">
            <text:p>218.469</text:p>
          </table:table-cell>
          <table:table-cell office:value-type="percentage" office:value="0.84382893913527124" table:style-name="ce47">
            <text:p>84,4%</text:p>
          </table:table-cell>
          <table:table-cell office:value-type="float" office:value="180095" table:style-name="ce46">
            <text:p>180.095</text:p>
          </table:table-cell>
          <table:table-cell office:value-type="percentage" office:value="0.85039120970445603" table:style-name="ce47">
            <text:p>85,0%</text:p>
          </table:table-cell>
          <table:table-cell office:value-type="float" office:value="154636" table:style-name="ce46">
            <text:p>154.636</text:p>
          </table:table-cell>
          <table:table-cell office:value-type="percentage" office:value="0.91936883910629141" table:style-name="ce47">
            <text:p>91,9%</text:p>
          </table:table-cell>
          <table:table-cell office:value-type="float" office:value="2043542" table:style-name="ce46">
            <text:p>2.043.542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79273567328947" table:style-name="ce47">
            <text:p>94,1%</text:p>
          </table:table-cell>
          <table:table-cell office:value-type="percentage" office:value="0.8562390196463745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8" table:style-name="ce46">
            <text:p>13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59902" table:style-name="ce46">
            <text:p>15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92" table:style-name="ce46">
            <text:p>226.092</text:p>
          </table:table-cell>
          <table:table-cell office:value-type="percentage" office:value="0.99150981458417387" table:style-name="ce47">
            <text:p>99,2%</text:p>
          </table:table-cell>
          <table:table-cell office:value-type="float" office:value="290560" table:style-name="ce46">
            <text:p>290.560</text:p>
          </table:table-cell>
          <table:table-cell office:value-type="percentage" office:value="0.93305545475856355" table:style-name="ce47">
            <text:p>93,3%</text:p>
          </table:table-cell>
          <table:table-cell office:value-type="float" office:value="292263" table:style-name="ce46">
            <text:p>292.263</text:p>
          </table:table-cell>
          <table:table-cell office:value-type="percentage" office:value="0.88382156821831315" table:style-name="ce47">
            <text:p>88,4%</text:p>
          </table:table-cell>
          <table:table-cell office:value-type="float" office:value="211851" table:style-name="ce46">
            <text:p>211.851</text:p>
          </table:table-cell>
          <table:table-cell office:value-type="percentage" office:value="0.82192115646496033" table:style-name="ce47">
            <text:p>82,2%</text:p>
          </table:table-cell>
          <table:table-cell office:value-type="float" office:value="180111" table:style-name="ce46">
            <text:p>180.111</text:p>
          </table:table-cell>
          <table:table-cell office:value-type="percentage" office:value="0.82245470154160882" table:style-name="ce47">
            <text:p>82,2%</text:p>
          </table:table-cell>
          <table:table-cell office:value-type="float" office:value="158942" table:style-name="ce46">
            <text:p>158.942</text:p>
          </table:table-cell>
          <table:table-cell office:value-type="percentage" office:value="0.89385657083726999" table:style-name="ce47">
            <text:p>89,4%</text:p>
          </table:table-cell>
          <table:table-cell office:value-type="float" office:value="1659129" table:style-name="ce46">
            <text:p>1.659.12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57603896740347" table:style-name="ce47">
            <text:p>91,4%</text:p>
          </table:table-cell>
          <table:table-cell office:value-type="percentage" office:value="0.809862173053943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96" table:style-name="ce46">
            <text:p>460.996</text:p>
          </table:table-cell>
          <table:table-cell office:value-type="percentage" office:value="1" table:style-name="ce47">
            <text:p>100,0%</text:p>
          </table:table-cell>
          <table:table-cell office:value-type="float" office:value="621897" table:style-name="ce46">
            <text:p>621.897</text:p>
          </table:table-cell>
          <table:table-cell office:value-type="percentage" office:value="0.97823153006908525" table:style-name="ce47">
            <text:p>97,8%</text:p>
          </table:table-cell>
          <table:table-cell office:value-type="float" office:value="809622" table:style-name="ce46">
            <text:p>809.622</text:p>
          </table:table-cell>
          <table:table-cell office:value-type="percentage" office:value="0.94972105048305888" table:style-name="ce47">
            <text:p>95,0%</text:p>
          </table:table-cell>
          <table:table-cell office:value-type="float" office:value="1044207" table:style-name="ce46">
            <text:p>1.044.207</text:p>
          </table:table-cell>
          <table:table-cell office:value-type="percentage" office:value="0.95152729038883688" table:style-name="ce47">
            <text:p>95,2%</text:p>
          </table:table-cell>
          <table:table-cell office:value-type="float" office:value="1165206" table:style-name="ce46">
            <text:p>1.165.206</text:p>
          </table:table-cell>
          <table:table-cell office:value-type="percentage" office:value="0.91350732636629484" table:style-name="ce47">
            <text:p>91,4%</text:p>
          </table:table-cell>
          <table:table-cell office:value-type="float" office:value="830892" table:style-name="ce46">
            <text:p>830.892</text:p>
          </table:table-cell>
          <table:table-cell office:value-type="percentage" office:value="0.85957783138911759" table:style-name="ce47">
            <text:p>86,0%</text:p>
          </table:table-cell>
          <table:table-cell office:value-type="float" office:value="697296" table:style-name="ce46">
            <text:p>697.296</text:p>
          </table:table-cell>
          <table:table-cell office:value-type="percentage" office:value="0.84107935719119131" table:style-name="ce47">
            <text:p>84,1%</text:p>
          </table:table-cell>
          <table:table-cell office:value-type="float" office:value="602553" table:style-name="ce46">
            <text:p>602.553</text:p>
          </table:table-cell>
          <table:table-cell office:value-type="percentage" office:value="0.89750701185498749" table:style-name="ce47">
            <text:p>89,8%</text:p>
          </table:table-cell>
          <table:table-cell office:value-type="float" office:value="6232669" table:style-name="ce46">
            <text:p>6.232.66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94552588503153" table:style-name="ce47">
            <text:p>91,9%</text:p>
          </table:table-cell>
          <table:table-cell office:value-type="percentage" office:value="0.81247079192929761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75" table:style-name="ce46">
            <text:p>298.075</text:p>
          </table:table-cell>
          <table:table-cell office:value-type="percentage" office:value="1" table:style-name="ce47">
            <text:p>100,0%</text:p>
          </table:table-cell>
          <table:table-cell office:value-type="float" office:value="436298" table:style-name="ce46">
            <text:p>436.298</text:p>
          </table:table-cell>
          <table:table-cell office:value-type="percentage" office:value="0.99209142836353048" table:style-name="ce47">
            <text:p>99,2%</text:p>
          </table:table-cell>
          <table:table-cell office:value-type="float" office:value="574522" table:style-name="ce46">
            <text:p>574.522</text:p>
          </table:table-cell>
          <table:table-cell office:value-type="percentage" office:value="0.96212278527648454" table:style-name="ce47">
            <text:p>96,2%</text:p>
          </table:table-cell>
          <table:table-cell office:value-type="float" office:value="721396" table:style-name="ce46">
            <text:p>721.396</text:p>
          </table:table-cell>
          <table:table-cell office:value-type="percentage" office:value="0.94634630117434693" table:style-name="ce47">
            <text:p>94,6%</text:p>
          </table:table-cell>
          <table:table-cell office:value-type="float" office:value="765219" table:style-name="ce46">
            <text:p>765.219</text:p>
          </table:table-cell>
          <table:table-cell office:value-type="percentage" office:value="0.91019158509996756" table:style-name="ce47">
            <text:p>91,0%</text:p>
          </table:table-cell>
          <table:table-cell office:value-type="float" office:value="528939" table:style-name="ce46">
            <text:p>528.939</text:p>
          </table:table-cell>
          <table:table-cell office:value-type="percentage" office:value="0.8615750234965085" table:style-name="ce47">
            <text:p>86,2%</text:p>
          </table:table-cell>
          <table:table-cell office:value-type="float" office:value="446075" table:style-name="ce46">
            <text:p>446.075</text:p>
          </table:table-cell>
          <table:table-cell office:value-type="percentage" office:value="0.86992684872253412" table:style-name="ce47">
            <text:p>87,0%</text:p>
          </table:table-cell>
          <table:table-cell office:value-type="float" office:value="397330" table:style-name="ce46">
            <text:p>397.330</text:p>
          </table:table-cell>
          <table:table-cell office:value-type="percentage" office:value="0.9181110476951907" table:style-name="ce47">
            <text:p>91,8%</text:p>
          </table:table-cell>
          <table:table-cell office:value-type="float" office:value="4167854" table:style-name="ce46">
            <text:p>4.167.854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83389944759898" table:style-name="ce47">
            <text:p>92,8%</text:p>
          </table:table-cell>
          <table:table-cell office:value-type="percentage" office:value="0.82580083989740527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10" table:style-name="ce46">
            <text:p>78.410</text:p>
          </table:table-cell>
          <table:table-cell office:value-type="percentage" office:value="1" table:style-name="ce47">
            <text:p>100,0%</text:p>
          </table:table-cell>
          <table:table-cell office:value-type="float" office:value="96142" table:style-name="ce46">
            <text:p>96.142</text:p>
          </table:table-cell>
          <table:table-cell office:value-type="percentage" office:value="1" table:style-name="ce47">
            <text:p>100,0%</text:p>
          </table:table-cell>
          <table:table-cell office:value-type="float" office:value="133431" table:style-name="ce46">
            <text:p>133.431</text:p>
          </table:table-cell>
          <table:table-cell office:value-type="percentage" office:value="1" table:style-name="ce47">
            <text:p>100,0%</text:p>
          </table:table-cell>
          <table:table-cell office:value-type="float" office:value="162298" table:style-name="ce46">
            <text:p>162.298</text:p>
          </table:table-cell>
          <table:table-cell office:value-type="percentage" office:value="0.96632986609349047" table:style-name="ce47">
            <text:p>96,6%</text:p>
          </table:table-cell>
          <table:table-cell office:value-type="float" office:value="147268" table:style-name="ce46">
            <text:p>147.268</text:p>
          </table:table-cell>
          <table:table-cell office:value-type="percentage" office:value="0.93482124720698756" table:style-name="ce47">
            <text:p>93,5%</text:p>
          </table:table-cell>
          <table:table-cell office:value-type="float" office:value="114673" table:style-name="ce46">
            <text:p>114.673</text:p>
          </table:table-cell>
          <table:table-cell office:value-type="percentage" office:value="0.88317339535743444" table:style-name="ce47">
            <text:p>88,3%</text:p>
          </table:table-cell>
          <table:table-cell office:value-type="float" office:value="95461" table:style-name="ce46">
            <text:p>95.461</text:p>
          </table:table-cell>
          <table:table-cell office:value-type="percentage" office:value="0.84849696905053951" table:style-name="ce47">
            <text:p>84,8%</text:p>
          </table:table-cell>
          <table:table-cell office:value-type="float" office:value="80843" table:style-name="ce46">
            <text:p>80.843</text:p>
          </table:table-cell>
          <table:table-cell office:value-type="percentage" office:value="0.94322649896743638" table:style-name="ce47">
            <text:p>94,3%</text:p>
          </table:table-cell>
          <table:table-cell office:value-type="float" office:value="908526" table:style-name="ce46">
            <text:p>908.526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45390518902185" table:style-name="ce47">
            <text:p>95,6%</text:p>
          </table:table-cell>
          <table:table-cell office:value-type="percentage" office:value="0.8587210384886941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28" table:style-name="ce46">
            <text:p>243.028</text:p>
          </table:table-cell>
          <table:table-cell office:value-type="percentage" office:value="1" table:style-name="ce47">
            <text:p>100,0%</text:p>
          </table:table-cell>
          <table:table-cell office:value-type="float" office:value="292300" table:style-name="ce46">
            <text:p>292.300</text:p>
          </table:table-cell>
          <table:table-cell office:value-type="percentage" office:value="1" table:style-name="ce47">
            <text:p>100,0%</text:p>
          </table:table-cell>
          <table:table-cell office:value-type="float" office:value="348146" table:style-name="ce46">
            <text:p>348.146</text:p>
          </table:table-cell>
          <table:table-cell office:value-type="percentage" office:value="0.9846704717082525" table:style-name="ce47">
            <text:p>98,5%</text:p>
          </table:table-cell>
          <table:table-cell office:value-type="float" office:value="393672" table:style-name="ce46">
            <text:p>393.672</text:p>
          </table:table-cell>
          <table:table-cell office:value-type="percentage" office:value="0.96205278592375365" table:style-name="ce47">
            <text:p>96,2%</text:p>
          </table:table-cell>
          <table:table-cell office:value-type="float" office:value="412307" table:style-name="ce46">
            <text:p>412.307</text:p>
          </table:table-cell>
          <table:table-cell office:value-type="percentage" office:value="0.93105815458057928" table:style-name="ce47">
            <text:p>93,1%</text:p>
          </table:table-cell>
          <table:table-cell office:value-type="float" office:value="268633" table:style-name="ce46">
            <text:p>268.633</text:p>
          </table:table-cell>
          <table:table-cell office:value-type="percentage" office:value="0.87049494812020811" table:style-name="ce47">
            <text:p>87,0%</text:p>
          </table:table-cell>
          <table:table-cell office:value-type="float" office:value="204295" table:style-name="ce46">
            <text:p>204.295</text:p>
          </table:table-cell>
          <table:table-cell office:value-type="percentage" office:value="0.88684331617193812" table:style-name="ce47">
            <text:p>88,7%</text:p>
          </table:table-cell>
          <table:table-cell office:value-type="float" office:value="176505" table:style-name="ce46">
            <text:p>176.505</text:p>
          </table:table-cell>
          <table:table-cell office:value-type="percentage" office:value="0.96269853390348203" table:style-name="ce47">
            <text:p>96,3%</text:p>
          </table:table-cell>
          <table:table-cell office:value-type="float" office:value="2338886" table:style-name="ce46">
            <text:p>2.338.886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26590481681117" table:style-name="ce47">
            <text:p>95,2%</text:p>
          </table:table-cell>
          <table:table-cell office:value-type="percentage" office:value="0.8672575231490065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61" table:style-name="ce46">
            <text:p>23.461</text:p>
          </table:table-cell>
          <table:table-cell office:value-type="percentage" office:value="1" table:style-name="ce47">
            <text:p>100,0%</text:p>
          </table:table-cell>
          <table:table-cell office:value-type="float" office:value="28773" table:style-name="ce46">
            <text:p>28.773</text:p>
          </table:table-cell>
          <table:table-cell office:value-type="percentage" office:value="1" table:style-name="ce47">
            <text:p>100,0%</text:p>
          </table:table-cell>
          <table:table-cell office:value-type="float" office:value="38479" table:style-name="ce46">
            <text:p>38.479</text:p>
          </table:table-cell>
          <table:table-cell office:value-type="percentage" office:value="0.99650385870409697" table:style-name="ce47">
            <text:p>99,7%</text:p>
          </table:table-cell>
          <table:table-cell office:value-type="float" office:value="45887" table:style-name="ce46">
            <text:p>45.887</text:p>
          </table:table-cell>
          <table:table-cell office:value-type="percentage" office:value="0.96604210526315792" table:style-name="ce47">
            <text:p>96,6%</text:p>
          </table:table-cell>
          <table:table-cell office:value-type="float" office:value="48392" table:style-name="ce46">
            <text:p>48.392</text:p>
          </table:table-cell>
          <table:table-cell office:value-type="percentage" office:value="0.93558116154976412" table:style-name="ce47">
            <text:p>93,6%</text:p>
          </table:table-cell>
          <table:table-cell office:value-type="float" office:value="32422" table:style-name="ce46">
            <text:p>32.422</text:p>
          </table:table-cell>
          <table:table-cell office:value-type="percentage" office:value="0.87541851171832807" table:style-name="ce47">
            <text:p>87,5%</text:p>
          </table:table-cell>
          <table:table-cell office:value-type="float" office:value="25680" table:style-name="ce46">
            <text:p>25.680</text:p>
          </table:table-cell>
          <table:table-cell office:value-type="percentage" office:value="0.85128953126035933" table:style-name="ce47">
            <text:p>85,1%</text:p>
          </table:table-cell>
          <table:table-cell office:value-type="float" office:value="25018" table:style-name="ce46">
            <text:p>25.018</text:p>
          </table:table-cell>
          <table:table-cell office:value-type="percentage" office:value="0.96278622282085824" table:style-name="ce47">
            <text:p>96,3%</text:p>
          </table:table-cell>
          <table:table-cell office:value-type="float" office:value="268112" table:style-name="ce46">
            <text:p>268.112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251155503607732" table:style-name="ce47">
            <text:p>95,3%</text:p>
          </table:table-cell>
          <table:table-cell office:value-type="percentage" office:value="0.84798340164971409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45" table:style-name="ce46">
            <text:p>375.645</text:p>
          </table:table-cell>
          <table:table-cell office:value-type="percentage" office:value="1" table:style-name="ce47">
            <text:p>100,0%</text:p>
          </table:table-cell>
          <table:table-cell office:value-type="float" office:value="513533" table:style-name="ce46">
            <text:p>513.533</text:p>
          </table:table-cell>
          <table:table-cell office:value-type="percentage" office:value="0.97435347689972485" table:style-name="ce47">
            <text:p>97,4%</text:p>
          </table:table-cell>
          <table:table-cell office:value-type="float" office:value="695219" table:style-name="ce46">
            <text:p>695.219</text:p>
          </table:table-cell>
          <table:table-cell office:value-type="percentage" office:value="0.9649681175030328" table:style-name="ce47">
            <text:p>96,5%</text:p>
          </table:table-cell>
          <table:table-cell office:value-type="float" office:value="952614" table:style-name="ce46">
            <text:p>952.614</text:p>
          </table:table-cell>
          <table:table-cell office:value-type="percentage" office:value="0.9624706620500546" table:style-name="ce47">
            <text:p>96,2%</text:p>
          </table:table-cell>
          <table:table-cell office:value-type="float" office:value="1055928" table:style-name="ce46">
            <text:p>1.055.928</text:p>
          </table:table-cell>
          <table:table-cell office:value-type="percentage" office:value="0.91340645119992248" table:style-name="ce47">
            <text:p>91,3%</text:p>
          </table:table-cell>
          <table:table-cell office:value-type="float" office:value="783907" table:style-name="ce46">
            <text:p>783.907</text:p>
          </table:table-cell>
          <table:table-cell office:value-type="percentage" office:value="0.87019173130974947" table:style-name="ce47">
            <text:p>87,0%</text:p>
          </table:table-cell>
          <table:table-cell office:value-type="float" office:value="639120" table:style-name="ce46">
            <text:p>639.120</text:p>
          </table:table-cell>
          <table:table-cell office:value-type="percentage" office:value="0.86889255353426043" table:style-name="ce47">
            <text:p>86,9%</text:p>
          </table:table-cell>
          <table:table-cell office:value-type="float" office:value="498685" table:style-name="ce46">
            <text:p>498.685</text:p>
          </table:table-cell>
          <table:table-cell office:value-type="percentage" office:value="0.8737516207029471" table:style-name="ce47">
            <text:p>87,4%</text:p>
          </table:table-cell>
          <table:table-cell office:value-type="float" office:value="5514651" table:style-name="ce46">
            <text:p>5.514.651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358666387088861" table:style-name="ce47">
            <text:p>92,4%</text:p>
          </table:table-cell>
          <table:table-cell office:value-type="percentage" office:value="0.81628055065937144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95" table:style-name="ce46">
            <text:p>74.295</text:p>
          </table:table-cell>
          <table:table-cell office:value-type="percentage" office:value="1" table:style-name="ce47">
            <text:p>100,0%</text:p>
          </table:table-cell>
          <table:table-cell office:value-type="float" office:value="103997" table:style-name="ce46">
            <text:p>103.997</text:p>
          </table:table-cell>
          <table:table-cell office:value-type="percentage" office:value="1" table:style-name="ce47">
            <text:p>100,0%</text:p>
          </table:table-cell>
          <table:table-cell office:value-type="float" office:value="149963" table:style-name="ce46">
            <text:p>149.963</text:p>
          </table:table-cell>
          <table:table-cell office:value-type="percentage" office:value="0.97669677805928057" table:style-name="ce47">
            <text:p>97,7%</text:p>
          </table:table-cell>
          <table:table-cell office:value-type="float" office:value="209943" table:style-name="ce46">
            <text:p>209.943</text:p>
          </table:table-cell>
          <table:table-cell office:value-type="percentage" office:value="0.96258648436747773" table:style-name="ce47">
            <text:p>96,3%</text:p>
          </table:table-cell>
          <table:table-cell office:value-type="float" office:value="236745" table:style-name="ce46">
            <text:p>236.745</text:p>
          </table:table-cell>
          <table:table-cell office:value-type="percentage" office:value="0.93772280051333234" table:style-name="ce47">
            <text:p>93,8%</text:p>
          </table:table-cell>
          <table:table-cell office:value-type="float" office:value="174837" table:style-name="ce46">
            <text:p>174.837</text:p>
          </table:table-cell>
          <table:table-cell office:value-type="percentage" office:value="0.87825130353536873" table:style-name="ce47">
            <text:p>87,8%</text:p>
          </table:table-cell>
          <table:table-cell office:value-type="float" office:value="150396" table:style-name="ce46">
            <text:p>150.396</text:p>
          </table:table-cell>
          <table:table-cell office:value-type="percentage" office:value="0.86464795129326943" table:style-name="ce47">
            <text:p>86,5%</text:p>
          </table:table-cell>
          <table:table-cell office:value-type="float" office:value="131679" table:style-name="ce46">
            <text:p>131.679</text:p>
          </table:table-cell>
          <table:table-cell office:value-type="percentage" office:value="0.9105424019472258" table:style-name="ce47">
            <text:p>91,1%</text:p>
          </table:table-cell>
          <table:table-cell office:value-type="float" office:value="1231855" table:style-name="ce46">
            <text:p>1.231.855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91341166684627" table:style-name="ce47">
            <text:p>93,5%</text:p>
          </table:table-cell>
          <table:table-cell office:value-type="percentage" office:value="0.81413954090871843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6" table:style-name="ce46">
            <text:p>42.576</text:p>
          </table:table-cell>
          <table:table-cell office:value-type="percentage" office:value="1" table:style-name="ce47">
            <text:p>100,0%</text:p>
          </table:table-cell>
          <table:table-cell office:value-type="float" office:value="56002" table:style-name="ce46">
            <text:p>56.002</text:p>
          </table:table-cell>
          <table:table-cell office:value-type="percentage" office:value="0.98873587570621468" table:style-name="ce47">
            <text:p>98,9%</text:p>
          </table:table-cell>
          <table:table-cell office:value-type="float" office:value="72617" table:style-name="ce46">
            <text:p>72.617</text:p>
          </table:table-cell>
          <table:table-cell office:value-type="percentage" office:value="0.95965375974626665" table:style-name="ce47">
            <text:p>96,0%</text:p>
          </table:table-cell>
          <table:table-cell office:value-type="float" office:value="92523" table:style-name="ce46">
            <text:p>92.523</text:p>
          </table:table-cell>
          <table:table-cell office:value-type="percentage" office:value="0.94703064545845361" table:style-name="ce47">
            <text:p>94,7%</text:p>
          </table:table-cell>
          <table:table-cell office:value-type="float" office:value="96556" table:style-name="ce46">
            <text:p>96.556</text:p>
          </table:table-cell>
          <table:table-cell office:value-type="percentage" office:value="0.91329228266318585" table:style-name="ce47">
            <text:p>91,3%</text:p>
          </table:table-cell>
          <table:table-cell office:value-type="float" office:value="65951" table:style-name="ce46">
            <text:p>65.951</text:p>
          </table:table-cell>
          <table:table-cell office:value-type="percentage" office:value="0.85953159822231495" table:style-name="ce47">
            <text:p>86,0%</text:p>
          </table:table-cell>
          <table:table-cell office:value-type="float" office:value="59895" table:style-name="ce46">
            <text:p>59.895</text:p>
          </table:table-cell>
          <table:table-cell office:value-type="percentage" office:value="0.87054155402459232" table:style-name="ce47">
            <text:p>87,1%</text:p>
          </table:table-cell>
          <table:table-cell office:value-type="float" office:value="52713" table:style-name="ce46">
            <text:p>52.713</text:p>
          </table:table-cell>
          <table:table-cell office:value-type="percentage" office:value="0.91641313607204322" table:style-name="ce47">
            <text:p>91,6%</text:p>
          </table:table-cell>
          <table:table-cell office:value-type="float" office:value="538833" table:style-name="ce46">
            <text:p>538.833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74379065590673" table:style-name="ce47">
            <text:p>92,9%</text:p>
          </table:table-cell>
          <table:table-cell office:value-type="percentage" office:value="0.81932596775812205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53" table:style-name="ce46">
            <text:p>164.753</text:p>
          </table:table-cell>
          <table:table-cell office:value-type="percentage" office:value="1" table:style-name="ce47">
            <text:p>100,0%</text:p>
          </table:table-cell>
          <table:table-cell office:value-type="float" office:value="214403" table:style-name="ce46">
            <text:p>214.403</text:p>
          </table:table-cell>
          <table:table-cell office:value-type="percentage" office:value="0.99092741003669704" table:style-name="ce47">
            <text:p>99,1%</text:p>
          </table:table-cell>
          <table:table-cell office:value-type="float" office:value="280216" table:style-name="ce46">
            <text:p>280.216</text:p>
          </table:table-cell>
          <table:table-cell office:value-type="percentage" office:value="0.98611008470490524" table:style-name="ce47">
            <text:p>98,6%</text:p>
          </table:table-cell>
          <table:table-cell office:value-type="float" office:value="327049" table:style-name="ce46">
            <text:p>327.049</text:p>
          </table:table-cell>
          <table:table-cell office:value-type="percentage" office:value="0.96912883333777822" table:style-name="ce47">
            <text:p>96,9%</text:p>
          </table:table-cell>
          <table:table-cell office:value-type="float" office:value="326336" table:style-name="ce46">
            <text:p>326.336</text:p>
          </table:table-cell>
          <table:table-cell office:value-type="percentage" office:value="0.93757469890594836" table:style-name="ce47">
            <text:p>93,8%</text:p>
          </table:table-cell>
          <table:table-cell office:value-type="float" office:value="211876" table:style-name="ce46">
            <text:p>211.876</text:p>
          </table:table-cell>
          <table:table-cell office:value-type="percentage" office:value="0.89160266795716114" table:style-name="ce47">
            <text:p>89,2%</text:p>
          </table:table-cell>
          <table:table-cell office:value-type="float" office:value="175188" table:style-name="ce46">
            <text:p>175.188</text:p>
          </table:table-cell>
          <table:table-cell office:value-type="percentage" office:value="0.87939161207740379" table:style-name="ce47">
            <text:p>87,9%</text:p>
          </table:table-cell>
          <table:table-cell office:value-type="float" office:value="159461" table:style-name="ce46">
            <text:p>159.461</text:p>
          </table:table-cell>
          <table:table-cell office:value-type="percentage" office:value="0.92271593651087569" table:style-name="ce47">
            <text:p>92,3%</text:p>
          </table:table-cell>
          <table:table-cell office:value-type="float" office:value="1859282" table:style-name="ce46">
            <text:p>1.859.28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91632642936741" table:style-name="ce47">
            <text:p>95,1%</text:p>
          </table:table-cell>
          <table:table-cell office:value-type="percentage" office:value="0.8505765109968032" table:style-name="ce47">
            <text:p>8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100" table:style-name="ce46">
            <text:p>4.100</text:p>
          </table:table-cell>
          <table:table-cell office:value-type="percentage" office:value="0.93097184377838327" table:style-name="ce47">
            <text:p>93,1%</text:p>
          </table:table-cell>
          <table:table-cell office:value-type="float" office:value="8054" table:style-name="ce46">
            <text:p>8.054</text:p>
          </table:table-cell>
          <table:table-cell office:value-type="percentage" office:value="0.96698283107215754" table:style-name="ce47">
            <text:p>96,7%</text:p>
          </table:table-cell>
          <table:table-cell office:value-type="float" office:value="10977" table:style-name="ce46">
            <text:p>10.977</text:p>
          </table:table-cell>
          <table:table-cell office:value-type="percentage" office:value="0.94981396556199704" table:style-name="ce47">
            <text:p>95,0%</text:p>
          </table:table-cell>
          <table:table-cell office:value-type="float" office:value="11569" table:style-name="ce46">
            <text:p>11.569</text:p>
          </table:table-cell>
          <table:table-cell office:value-type="percentage" office:value="0.93623047665290926" table:style-name="ce47">
            <text:p>93,6%</text:p>
          </table:table-cell>
          <table:table-cell office:value-type="float" office:value="9717" table:style-name="ce46">
            <text:p>9.717</text:p>
          </table:table-cell>
          <table:table-cell office:value-type="percentage" office:value="0.85244319677164659" table:style-name="ce47">
            <text:p>85,2%</text:p>
          </table:table-cell>
          <table:table-cell office:value-type="float" office:value="9804" table:style-name="ce46">
            <text:p>9.804</text:p>
          </table:table-cell>
          <table:table-cell office:value-type="percentage" office:value="0.90234698573400829" table:style-name="ce47">
            <text:p>90,2%</text:p>
          </table:table-cell>
          <table:table-cell office:value-type="float" office:value="9581" table:style-name="ce46">
            <text:p>9.581</text:p>
          </table:table-cell>
          <table:table-cell office:value-type="percentage" office:value="1.0323241030061416" table:style-name="ce47">
            <text:p>103,2%</text:p>
          </table:table-cell>
          <table:table-cell office:value-type="float" office:value="66305" table:style-name="ce46">
            <text:p>66.305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349195399062357" table:style-name="ce47">
            <text:p>93,3%</text:p>
          </table:table-cell>
          <table:table-cell office:value-type="percentage" office:value="0.79391022187099636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11" table:style-name="ce46">
            <text:p>7.511</text:p>
          </table:table-cell>
          <table:table-cell office:value-type="percentage" office:value="0.93828856964397256" table:style-name="ce47">
            <text:p>93,8%</text:p>
          </table:table-cell>
          <table:table-cell office:value-type="float" office:value="10160" table:style-name="ce46">
            <text:p>10.160</text:p>
          </table:table-cell>
          <table:table-cell office:value-type="percentage" office:value="0.94065364318118694" table:style-name="ce47">
            <text:p>94,1%</text:p>
          </table:table-cell>
          <table:table-cell office:value-type="float" office:value="10660" table:style-name="ce46">
            <text:p>10.660</text:p>
          </table:table-cell>
          <table:table-cell office:value-type="percentage" office:value="0.97592236565046231" table:style-name="ce47">
            <text:p>97,6%</text:p>
          </table:table-cell>
          <table:table-cell office:value-type="float" office:value="9268" table:style-name="ce46">
            <text:p>9.268</text:p>
          </table:table-cell>
          <table:table-cell office:value-type="percentage" office:value="0.84623813002191384" table:style-name="ce47">
            <text:p>84,6%</text:p>
          </table:table-cell>
          <table:table-cell office:value-type="float" office:value="9629" table:style-name="ce46">
            <text:p>9.629</text:p>
          </table:table-cell>
          <table:table-cell office:value-type="percentage" office:value="0.82362501069198524" table:style-name="ce47">
            <text:p>82,4%</text:p>
          </table:table-cell>
          <table:table-cell office:value-type="float" office:value="8743" table:style-name="ce46">
            <text:p>8.743</text:p>
          </table:table-cell>
          <table:table-cell office:value-type="percentage" office:value="0.91263048016701465" table:style-name="ce47">
            <text:p>91,3%</text:p>
          </table:table-cell>
          <table:table-cell office:value-type="float" office:value="61503" table:style-name="ce46">
            <text:p>61.503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93164972314188" table:style-name="ce47">
            <text:p>90,1%</text:p>
          </table:table-cell>
          <table:table-cell office:value-type="percentage" office:value="0.73198686058413276" table:style-name="ce47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655" table:style-name="ce46">
            <text:p>9.655</text:p>
          </table:table-cell>
          <table:table-cell office:value-type="string" table:style-name="ce47">
            <text:p>-</text:p>
          </table:table-cell>
          <table:table-cell office:value-type="float" office:value="22632" table:style-name="ce46">
            <text:p>22.632</text:p>
          </table:table-cell>
          <table:table-cell office:value-type="string" table:style-name="ce47">
            <text:p>-</text:p>
          </table:table-cell>
          <table:table-cell office:value-type="float" office:value="32624" table:style-name="ce46">
            <text:p>32.624</text:p>
          </table:table-cell>
          <table:table-cell office:value-type="string" table:style-name="ce47">
            <text:p>-</text:p>
          </table:table-cell>
          <table:table-cell office:value-type="float" office:value="25047" table:style-name="ce46">
            <text:p>25.047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4933" table:style-name="ce46">
            <text:p>94.93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4" table:style-name="ce49">
            <text:p>314</text:p>
          </table:table-cell>
          <table:table-cell office:value-type="string" table:style-name="ce50">
            <text:p>-</text:p>
          </table:table-cell>
          <table:table-cell office:value-type="float" office:value="911" table:style-name="ce49">
            <text:p>911</text:p>
          </table:table-cell>
          <table:table-cell office:value-type="string" table:style-name="ce50">
            <text:p>-</text:p>
          </table:table-cell>
          <table:table-cell office:value-type="float" office:value="1920" table:style-name="ce49">
            <text:p>1.920</text:p>
          </table:table-cell>
          <table:table-cell office:value-type="string" table:style-name="ce50">
            <text:p>-</text:p>
          </table:table-cell>
          <table:table-cell office:value-type="float" office:value="2375" table:style-name="ce49">
            <text:p>2.375</text:p>
          </table:table-cell>
          <table:table-cell office:value-type="string" table:style-name="ce50">
            <text:p>-</text:p>
          </table:table-cell>
          <table:table-cell office:value-type="float" office:value="2092" table:style-name="ce49">
            <text:p>2.092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63" table:style-name="ce49">
            <text:p>7.96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723" table:style-name="ce53">
            <text:p>2.950.723</text:p>
          </table:table-cell>
          <table:table-cell office:value-type="percentage" office:value="1" table:style-name="ce54">
            <text:p>100,0%</text:p>
          </table:table-cell>
          <table:table-cell office:value-type="float" office:value="3966201" table:style-name="ce53">
            <text:p>3.966.201</text:p>
          </table:table-cell>
          <table:table-cell office:value-type="percentage" office:value="0.99233692509737093" table:style-name="ce54">
            <text:p>99,2%</text:p>
          </table:table-cell>
          <table:table-cell office:value-type="float" office:value="5332970" table:style-name="ce53">
            <text:p>5.332.970</text:p>
          </table:table-cell>
          <table:table-cell office:value-type="percentage" office:value="0.96828235584622147" table:style-name="ce54">
            <text:p>96,8%</text:p>
          </table:table-cell>
          <table:table-cell office:value-type="float" office:value="6764993" table:style-name="ce53">
            <text:p>6.764.993</text:p>
          </table:table-cell>
          <table:table-cell office:value-type="percentage" office:value="0.94884493262983616" table:style-name="ce54">
            <text:p>94,9%</text:p>
          </table:table-cell>
          <table:table-cell office:value-type="float" office:value="7126122" table:style-name="ce53">
            <text:p>7.126.122</text:p>
          </table:table-cell>
          <table:table-cell office:value-type="percentage" office:value="0.91164091531991065" table:style-name="ce54">
            <text:p>91,2%</text:p>
          </table:table-cell>
          <table:table-cell office:value-type="float" office:value="5117048" table:style-name="ce53">
            <text:p>5.117.048</text:p>
          </table:table-cell>
          <table:table-cell office:value-type="percentage" office:value="0.86116303883191236" table:style-name="ce54">
            <text:p>86,1%</text:p>
          </table:table-cell>
          <table:table-cell office:value-type="float" office:value="4235146" table:style-name="ce53">
            <text:p>4.235.146</text:p>
          </table:table-cell>
          <table:table-cell office:value-type="percentage" office:value="0.85999709621380804" table:style-name="ce54">
            <text:p>86,0%</text:p>
          </table:table-cell>
          <table:table-cell office:value-type="float" office:value="3630139" table:style-name="ce53">
            <text:p>3.630.139</text:p>
          </table:table-cell>
          <table:table-cell office:value-type="percentage" office:value="0.9111881589232026" table:style-name="ce54">
            <text:p>91,1%</text:p>
          </table:table-cell>
          <table:table-cell office:value-type="float" office:value="39123342" table:style-name="ce53">
            <text:p>39.123.342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42233957716713" table:style-name="ce54">
            <text:p>92,7%</text:p>
          </table:table-cell>
          <table:table-cell office:value-type="percentage" office:value="0.82540965208389594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421" table:style-name="ce43">
            <text:p>430.421</text:p>
          </table:table-cell>
          <table:table-cell office:value-type="percentage" office:value="1" table:style-name="ce44">
            <text:p>100,0%</text:p>
          </table:table-cell>
          <table:table-cell office:value-type="float" office:value="652405" table:style-name="ce43">
            <text:p>652.405</text:p>
          </table:table-cell>
          <table:table-cell office:value-type="percentage" office:value="0.99706872599618235" table:style-name="ce44">
            <text:p>99,7%</text:p>
          </table:table-cell>
          <table:table-cell office:value-type="float" office:value="929979" table:style-name="ce43">
            <text:p>929.979</text:p>
          </table:table-cell>
          <table:table-cell office:value-type="percentage" office:value="0.97051852949555895" table:style-name="ce44">
            <text:p>97,1%</text:p>
          </table:table-cell>
          <table:table-cell office:value-type="float" office:value="1218460" table:style-name="ce43">
            <text:p>1.218.460</text:p>
          </table:table-cell>
          <table:table-cell office:value-type="percentage" office:value="0.94630981421895621" table:style-name="ce44">
            <text:p>94,6%</text:p>
          </table:table-cell>
          <table:table-cell office:value-type="float" office:value="1260055" table:style-name="ce43">
            <text:p>1.260.055</text:p>
          </table:table-cell>
          <table:table-cell office:value-type="percentage" office:value="0.9102233850741438" table:style-name="ce44">
            <text:p>91,0%</text:p>
          </table:table-cell>
          <table:table-cell office:value-type="float" office:value="941985" table:style-name="ce43">
            <text:p>941.985</text:p>
          </table:table-cell>
          <table:table-cell office:value-type="percentage" office:value="0.85497194068106586" table:style-name="ce44">
            <text:p>85,5%</text:p>
          </table:table-cell>
          <table:table-cell office:value-type="float" office:value="781532" table:style-name="ce43">
            <text:p>781.532</text:p>
          </table:table-cell>
          <table:table-cell office:value-type="percentage" office:value="0.84388497287585085" table:style-name="ce44">
            <text:p>84,4%</text:p>
          </table:table-cell>
          <table:table-cell office:value-type="float" office:value="690309" table:style-name="ce43">
            <text:p>690.309</text:p>
          </table:table-cell>
          <table:table-cell office:value-type="percentage" office:value="0.89320382068355142" table:style-name="ce44">
            <text:p>89,3%</text:p>
          </table:table-cell>
          <table:table-cell office:value-type="float" office:value="6905146" table:style-name="ce43">
            <text:p>6.905.146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970450206146637" table:style-name="ce44">
            <text:p>92,0%</text:p>
          </table:table-cell>
          <table:table-cell office:value-type="percentage" office:value="0.81215828765603137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78" table:style-name="ce46">
            <text:p>100.478</text:p>
          </table:table-cell>
          <table:table-cell office:value-type="percentage" office:value="1" table:style-name="ce47">
            <text:p>100,0%</text:p>
          </table:table-cell>
          <table:table-cell office:value-type="float" office:value="119153" table:style-name="ce46">
            <text:p>119.153</text:p>
          </table:table-cell>
          <table:table-cell office:value-type="percentage" office:value="0.99605433646812958" table:style-name="ce47">
            <text:p>99,6%</text:p>
          </table:table-cell>
          <table:table-cell office:value-type="float" office:value="154302" table:style-name="ce46">
            <text:p>154.302</text:p>
          </table:table-cell>
          <table:table-cell office:value-type="percentage" office:value="0.95655570020457503" table:style-name="ce47">
            <text:p>95,7%</text:p>
          </table:table-cell>
          <table:table-cell office:value-type="float" office:value="186582" table:style-name="ce46">
            <text:p>186.582</text:p>
          </table:table-cell>
          <table:table-cell office:value-type="percentage" office:value="0.92840722495894912" table:style-name="ce47">
            <text:p>92,8%</text:p>
          </table:table-cell>
          <table:table-cell office:value-type="float" office:value="189379" table:style-name="ce46">
            <text:p>189.379</text:p>
          </table:table-cell>
          <table:table-cell office:value-type="percentage" office:value="0.88645225312094811" table:style-name="ce47">
            <text:p>88,6%</text:p>
          </table:table-cell>
          <table:table-cell office:value-type="float" office:value="128017" table:style-name="ce46">
            <text:p>128.017</text:p>
          </table:table-cell>
          <table:table-cell office:value-type="percentage" office:value="0.80881107924032403" table:style-name="ce47">
            <text:p>80,9%</text:p>
          </table:table-cell>
          <table:table-cell office:value-type="float" office:value="106286" table:style-name="ce46">
            <text:p>106.286</text:p>
          </table:table-cell>
          <table:table-cell office:value-type="percentage" office:value="0.81259652288261286" table:style-name="ce47">
            <text:p>81,3%</text:p>
          </table:table-cell>
          <table:table-cell office:value-type="float" office:value="90069" table:style-name="ce46">
            <text:p>90.069</text:p>
          </table:table-cell>
          <table:table-cell office:value-type="percentage" office:value="0.84147537767314107" table:style-name="ce47">
            <text:p>84,1%</text:p>
          </table:table-cell>
          <table:table-cell office:value-type="float" office:value="1074266" table:style-name="ce46">
            <text:p>1.074.266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319385778471306" table:style-name="ce47">
            <text:p>90,3%</text:p>
          </table:table-cell>
          <table:table-cell office:value-type="percentage" office:value="0.80703130340844975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68" table:style-name="ce46">
            <text:p>88.368</text:p>
          </table:table-cell>
          <table:table-cell office:value-type="percentage" office:value="1" table:style-name="ce47">
            <text:p>100,0%</text:p>
          </table:table-cell>
          <table:table-cell office:value-type="float" office:value="114215" table:style-name="ce46">
            <text:p>114.2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016" table:style-name="ce46">
            <text:p>148.016</text:p>
          </table:table-cell>
          <table:table-cell office:value-type="percentage" office:value="0.97385354299624971" table:style-name="ce47">
            <text:p>97,4%</text:p>
          </table:table-cell>
          <table:table-cell office:value-type="float" office:value="153133" table:style-name="ce46">
            <text:p>153.133</text:p>
          </table:table-cell>
          <table:table-cell office:value-type="percentage" office:value="0.94478137744242152" table:style-name="ce47">
            <text:p>94,5%</text:p>
          </table:table-cell>
          <table:table-cell office:value-type="float" office:value="150964" table:style-name="ce46">
            <text:p>150.964</text:p>
          </table:table-cell>
          <table:table-cell office:value-type="percentage" office:value="0.90986017357762772" table:style-name="ce47">
            <text:p>91,0%</text:p>
          </table:table-cell>
          <table:table-cell office:value-type="float" office:value="90919" table:style-name="ce46">
            <text:p>90.919</text:p>
          </table:table-cell>
          <table:table-cell office:value-type="percentage" office:value="0.83726091480877785" table:style-name="ce47">
            <text:p>83,7%</text:p>
          </table:table-cell>
          <table:table-cell office:value-type="float" office:value="66482" table:style-name="ce46">
            <text:p>66.482</text:p>
          </table:table-cell>
          <table:table-cell office:value-type="percentage" office:value="0.83897428131546403" table:style-name="ce47">
            <text:p>83,9%</text:p>
          </table:table-cell>
          <table:table-cell office:value-type="float" office:value="60685" table:style-name="ce46">
            <text:p>60.685</text:p>
          </table:table-cell>
          <table:table-cell office:value-type="percentage" office:value="0.92995280127497859" table:style-name="ce47">
            <text:p>93,0%</text:p>
          </table:table-cell>
          <table:table-cell office:value-type="float" office:value="872782" table:style-name="ce46">
            <text:p>872.78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802441192244157" table:style-name="ce47">
            <text:p>93,8%</text:p>
          </table:table-cell>
          <table:table-cell office:value-type="percentage" office:value="0.86167585984249018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38" table:style-name="ce46">
            <text:p>51.338</text:p>
          </table:table-cell>
          <table:table-cell office:value-type="percentage" office:value="0.95720918091473528" table:style-name="ce47">
            <text:p>95,7%</text:p>
          </table:table-cell>
          <table:table-cell office:value-type="float" office:value="79546" table:style-name="ce46">
            <text:p>79.546</text:p>
          </table:table-cell>
          <table:table-cell office:value-type="percentage" office:value="0.91186922530206116" table:style-name="ce47">
            <text:p>91,2%</text:p>
          </table:table-cell>
          <table:table-cell office:value-type="float" office:value="111582" table:style-name="ce46">
            <text:p>111.582</text:p>
          </table:table-cell>
          <table:table-cell office:value-type="percentage" office:value="0.87588800012559564" table:style-name="ce47">
            <text:p>87,6%</text:p>
          </table:table-cell>
          <table:table-cell office:value-type="float" office:value="152186" table:style-name="ce46">
            <text:p>152.186</text:p>
          </table:table-cell>
          <table:table-cell office:value-type="percentage" office:value="0.85734727448903714" table:style-name="ce47">
            <text:p>85,7%</text:p>
          </table:table-cell>
          <table:table-cell office:value-type="float" office:value="171569" table:style-name="ce46">
            <text:p>171.569</text:p>
          </table:table-cell>
          <table:table-cell office:value-type="percentage" office:value="0.79201654487288975" table:style-name="ce47">
            <text:p>79,2%</text:p>
          </table:table-cell>
          <table:table-cell office:value-type="float" office:value="132096" table:style-name="ce46">
            <text:p>132.096</text:p>
          </table:table-cell>
          <table:table-cell office:value-type="percentage" office:value="0.71772971034572686" table:style-name="ce47">
            <text:p>71,8%</text:p>
          </table:table-cell>
          <table:table-cell office:value-type="float" office:value="101649" table:style-name="ce46">
            <text:p>101.649</text:p>
          </table:table-cell>
          <table:table-cell office:value-type="percentage" office:value="0.7408117306669193" table:style-name="ce47">
            <text:p>74,1%</text:p>
          </table:table-cell>
          <table:table-cell office:value-type="float" office:value="79471" table:style-name="ce46">
            <text:p>79.471</text:p>
          </table:table-cell>
          <table:table-cell office:value-type="percentage" office:value="0.79841464394791839" table:style-name="ce47">
            <text:p>79,8%</text:p>
          </table:table-cell>
          <table:table-cell office:value-type="float" office:value="879437" table:style-name="ce46">
            <text:p>879.437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1189766863893309" table:style-name="ce47">
            <text:p>81,2%</text:p>
          </table:table-cell>
          <table:table-cell office:value-type="percentage" office:value="0.72098296817035934" table:style-name="ce47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517" table:style-name="ce46">
            <text:p>92.517</text:p>
          </table:table-cell>
          <table:table-cell office:value-type="percentage" office:value="0.92183296466790221" table:style-name="ce47">
            <text:p>92,2%</text:p>
          </table:table-cell>
          <table:table-cell office:value-type="float" office:value="151287" table:style-name="ce46">
            <text:p>151.287</text:p>
          </table:table-cell>
          <table:table-cell office:value-type="percentage" office:value="0.90349724687361899" table:style-name="ce47">
            <text:p>90,3%</text:p>
          </table:table-cell>
          <table:table-cell office:value-type="float" office:value="223158" table:style-name="ce46">
            <text:p>223.158</text:p>
          </table:table-cell>
          <table:table-cell office:value-type="percentage" office:value="0.88711414998708038" table:style-name="ce47">
            <text:p>88,7%</text:p>
          </table:table-cell>
          <table:table-cell office:value-type="float" office:value="321758" table:style-name="ce46">
            <text:p>321.758</text:p>
          </table:table-cell>
          <table:table-cell office:value-type="percentage" office:value="0.87375593012298813" table:style-name="ce47">
            <text:p>87,4%</text:p>
          </table:table-cell>
          <table:table-cell office:value-type="float" office:value="319184" table:style-name="ce46">
            <text:p>319.184</text:p>
          </table:table-cell>
          <table:table-cell office:value-type="percentage" office:value="0.80989583994113246" table:style-name="ce47">
            <text:p>81,0%</text:p>
          </table:table-cell>
          <table:table-cell office:value-type="float" office:value="230342" table:style-name="ce46">
            <text:p>230.342</text:p>
          </table:table-cell>
          <table:table-cell office:value-type="percentage" office:value="0.73624153780260948" table:style-name="ce47">
            <text:p>73,6%</text:p>
          </table:table-cell>
          <table:table-cell office:value-type="float" office:value="187351" table:style-name="ce46">
            <text:p>187.351</text:p>
          </table:table-cell>
          <table:table-cell office:value-type="percentage" office:value="0.73565894821161415" table:style-name="ce47">
            <text:p>73,6%</text:p>
          </table:table-cell>
          <table:table-cell office:value-type="float" office:value="155087" table:style-name="ce46">
            <text:p>155.087</text:p>
          </table:table-cell>
          <table:table-cell office:value-type="percentage" office:value="0.8416519686321331" table:style-name="ce47">
            <text:p>84,2%</text:p>
          </table:table-cell>
          <table:table-cell office:value-type="float" office:value="1680684" table:style-name="ce46">
            <text:p>1.680.68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649287218719525" table:style-name="ce47">
            <text:p>82,6%</text:p>
          </table:table-cell>
          <table:table-cell office:value-type="percentage" office:value="0.74884477552488027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21" table:style-name="ce46">
            <text:p>42.221</text:p>
          </table:table-cell>
          <table:table-cell office:value-type="percentage" office:value="1" table:style-name="ce47">
            <text:p>100,0%</text:p>
          </table:table-cell>
          <table:table-cell office:value-type="float" office:value="56028" table:style-name="ce46">
            <text:p>56.028</text:p>
          </table:table-cell>
          <table:table-cell office:value-type="percentage" office:value="1" table:style-name="ce47">
            <text:p>100,0%</text:p>
          </table:table-cell>
          <table:table-cell office:value-type="float" office:value="76939" table:style-name="ce46">
            <text:p>76.939</text:p>
          </table:table-cell>
          <table:table-cell office:value-type="percentage" office:value="0.97075337194191047" table:style-name="ce47">
            <text:p>97,1%</text:p>
          </table:table-cell>
          <table:table-cell office:value-type="float" office:value="84751" table:style-name="ce46">
            <text:p>84.751</text:p>
          </table:table-cell>
          <table:table-cell office:value-type="percentage" office:value="0.93163680334176102" table:style-name="ce47">
            <text:p>93,2%</text:p>
          </table:table-cell>
          <table:table-cell office:value-type="float" office:value="88771" table:style-name="ce46">
            <text:p>88.771</text:p>
          </table:table-cell>
          <table:table-cell office:value-type="percentage" office:value="0.91153759267245804" table:style-name="ce47">
            <text:p>91,2%</text:p>
          </table:table-cell>
          <table:table-cell office:value-type="float" office:value="55975" table:style-name="ce46">
            <text:p>55.975</text:p>
          </table:table-cell>
          <table:table-cell office:value-type="percentage" office:value="0.83348223592126036" table:style-name="ce47">
            <text:p>83,3%</text:p>
          </table:table-cell>
          <table:table-cell office:value-type="float" office:value="42455" table:style-name="ce46">
            <text:p>42.455</text:p>
          </table:table-cell>
          <table:table-cell office:value-type="percentage" office:value="0.83452912153794745" table:style-name="ce47">
            <text:p>83,5%</text:p>
          </table:table-cell>
          <table:table-cell office:value-type="float" office:value="41332" table:style-name="ce46">
            <text:p>41.332</text:p>
          </table:table-cell>
          <table:table-cell office:value-type="percentage" office:value="0.9127487136452973" table:style-name="ce47">
            <text:p>91,3%</text:p>
          </table:table-cell>
          <table:table-cell office:value-type="float" office:value="488472" table:style-name="ce46">
            <text:p>488.47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678280733575935" table:style-name="ce47">
            <text:p>92,7%</text:p>
          </table:table-cell>
          <table:table-cell office:value-type="percentage" office:value="0.83691907034121182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97" table:style-name="ce46">
            <text:p>227.997</text:p>
          </table:table-cell>
          <table:table-cell office:value-type="percentage" office:value="1" table:style-name="ce47">
            <text:p>100,0%</text:p>
          </table:table-cell>
          <table:table-cell office:value-type="float" office:value="250508" table:style-name="ce46">
            <text:p>250.508</text:p>
          </table:table-cell>
          <table:table-cell office:value-type="percentage" office:value="1" table:style-name="ce47">
            <text:p>100,0%</text:p>
          </table:table-cell>
          <table:table-cell office:value-type="float" office:value="322412" table:style-name="ce46">
            <text:p>322.412</text:p>
          </table:table-cell>
          <table:table-cell office:value-type="percentage" office:value="0.98523727016315088" table:style-name="ce47">
            <text:p>98,5%</text:p>
          </table:table-cell>
          <table:table-cell office:value-type="float" office:value="353276" table:style-name="ce46">
            <text:p>353.276</text:p>
          </table:table-cell>
          <table:table-cell office:value-type="percentage" office:value="0.92673982104023311" table:style-name="ce47">
            <text:p>92,7%</text:p>
          </table:table-cell>
          <table:table-cell office:value-type="float" office:value="321422" table:style-name="ce46">
            <text:p>321.422</text:p>
          </table:table-cell>
          <table:table-cell office:value-type="percentage" office:value="0.89233818801672393" table:style-name="ce47">
            <text:p>89,2%</text:p>
          </table:table-cell>
          <table:table-cell office:value-type="float" office:value="213543" table:style-name="ce46">
            <text:p>213.543</text:p>
          </table:table-cell>
          <table:table-cell office:value-type="percentage" office:value="0.82480243489814675" table:style-name="ce47">
            <text:p>82,5%</text:p>
          </table:table-cell>
          <table:table-cell office:value-type="float" office:value="174091" table:style-name="ce46">
            <text:p>174.091</text:p>
          </table:table-cell>
          <table:table-cell office:value-type="percentage" office:value="0.82204090112806272" table:style-name="ce47">
            <text:p>82,2%</text:p>
          </table:table-cell>
          <table:table-cell office:value-type="float" office:value="144475" table:style-name="ce46">
            <text:p>144.475</text:p>
          </table:table-cell>
          <table:table-cell office:value-type="percentage" office:value="0.85895789486200791" table:style-name="ce47">
            <text:p>85,9%</text:p>
          </table:table-cell>
          <table:table-cell office:value-type="float" office:value="2007724" table:style-name="ce46">
            <text:p>2.007.724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430307497321773" table:style-name="ce47">
            <text:p>92,4%</text:p>
          </table:table-cell>
          <table:table-cell office:value-type="percentage" office:value="0.84123136665676435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91" table:style-name="ce46">
            <text:p>13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5" table:style-name="ce46">
            <text:p>15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216512" table:style-name="ce46">
            <text:p>216.512</text:p>
          </table:table-cell>
          <table:table-cell office:value-type="percentage" office:value="0.94949743014015819" table:style-name="ce47">
            <text:p>94,9%</text:p>
          </table:table-cell>
          <table:table-cell office:value-type="float" office:value="280853" table:style-name="ce46">
            <text:p>280.853</text:p>
          </table:table-cell>
          <table:table-cell office:value-type="percentage" office:value="0.90188402958186553" table:style-name="ce47">
            <text:p>90,2%</text:p>
          </table:table-cell>
          <table:table-cell office:value-type="float" office:value="281380" table:style-name="ce46">
            <text:p>281.380</text:p>
          </table:table-cell>
          <table:table-cell office:value-type="percentage" office:value="0.85091069641134509" table:style-name="ce47">
            <text:p>85,1%</text:p>
          </table:table-cell>
          <table:table-cell office:value-type="float" office:value="201182" table:style-name="ce46">
            <text:p>201.182</text:p>
          </table:table-cell>
          <table:table-cell office:value-type="percentage" office:value="0.78052849455482232" table:style-name="ce47">
            <text:p>78,1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77174508657850516" table:style-name="ce47">
            <text:p>77,2%</text:p>
          </table:table-cell>
          <table:table-cell office:value-type="float" office:value="149191" table:style-name="ce46">
            <text:p>149.191</text:p>
          </table:table-cell>
          <table:table-cell office:value-type="percentage" office:value="0.83901898591802759" table:style-name="ce47">
            <text:p>83,9%</text:p>
          </table:table-cell>
          <table:table-cell office:value-type="float" office:value="1593880" table:style-name="ce46">
            <text:p>1.593.88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4759520770541" table:style-name="ce47">
            <text:p>87,8%</text:p>
          </table:table-cell>
          <table:table-cell office:value-type="percentage" office:value="0.77801251161737262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125" table:style-name="ce46">
            <text:p>455.125</text:p>
          </table:table-cell>
          <table:table-cell office:value-type="percentage" office:value="1" table:style-name="ce47">
            <text:p>100,0%</text:p>
          </table:table-cell>
          <table:table-cell office:value-type="float" office:value="617731" table:style-name="ce46">
            <text:p>617.731</text:p>
          </table:table-cell>
          <table:table-cell office:value-type="percentage" office:value="0.97167849547610963" table:style-name="ce47">
            <text:p>97,2%</text:p>
          </table:table-cell>
          <table:table-cell office:value-type="float" office:value="797274" table:style-name="ce46">
            <text:p>797.274</text:p>
          </table:table-cell>
          <table:table-cell office:value-type="percentage" office:value="0.9352363211508955" table:style-name="ce47">
            <text:p>93,5%</text:p>
          </table:table-cell>
          <table:table-cell office:value-type="float" office:value="1033443" table:style-name="ce46">
            <text:p>1.033.443</text:p>
          </table:table-cell>
          <table:table-cell office:value-type="percentage" office:value="0.94171866072657129" table:style-name="ce47">
            <text:p>94,2%</text:p>
          </table:table-cell>
          <table:table-cell office:value-type="float" office:value="1146240" table:style-name="ce46">
            <text:p>1.146.240</text:p>
          </table:table-cell>
          <table:table-cell office:value-type="percentage" office:value="0.8986382131349322" table:style-name="ce47">
            <text:p>89,9%</text:p>
          </table:table-cell>
          <table:table-cell office:value-type="float" office:value="805172" table:style-name="ce46">
            <text:p>805.172</text:p>
          </table:table-cell>
          <table:table-cell office:value-type="percentage" office:value="0.83296987051895865" table:style-name="ce47">
            <text:p>83,3%</text:p>
          </table:table-cell>
          <table:table-cell office:value-type="float" office:value="668804" table:style-name="ce46">
            <text:p>668.804</text:p>
          </table:table-cell>
          <table:table-cell office:value-type="percentage" office:value="0.80671226911798943" table:style-name="ce47">
            <text:p>80,7%</text:p>
          </table:table-cell>
          <table:table-cell office:value-type="float" office:value="563920" table:style-name="ce46">
            <text:p>563.920</text:p>
          </table:table-cell>
          <table:table-cell office:value-type="percentage" office:value="0.8399628814814043" table:style-name="ce47">
            <text:p>84,0%</text:p>
          </table:table-cell>
          <table:table-cell office:value-type="float" office:value="6087709" table:style-name="ce46">
            <text:p>6.087.70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757260468028055" table:style-name="ce47">
            <text:p>89,8%</text:p>
          </table:table-cell>
          <table:table-cell office:value-type="percentage" office:value="0.79357427007035231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76" table:style-name="ce46">
            <text:p>293.576</text:p>
          </table:table-cell>
          <table:table-cell office:value-type="percentage" office:value="1" table:style-name="ce47">
            <text:p>100,0%</text:p>
          </table:table-cell>
          <table:table-cell office:value-type="float" office:value="433225" table:style-name="ce46">
            <text:p>433.225</text:p>
          </table:table-cell>
          <table:table-cell office:value-type="percentage" office:value="0.98510378010623589" table:style-name="ce47">
            <text:p>98,5%</text:p>
          </table:table-cell>
          <table:table-cell office:value-type="float" office:value="570095" table:style-name="ce46">
            <text:p>570.095</text:p>
          </table:table-cell>
          <table:table-cell office:value-type="percentage" office:value="0.95470911344073417" table:style-name="ce47">
            <text:p>95,5%</text:p>
          </table:table-cell>
          <table:table-cell office:value-type="float" office:value="715294" table:style-name="ce46">
            <text:p>715.294</text:p>
          </table:table-cell>
          <table:table-cell office:value-type="percentage" office:value="0.9383415366209451" table:style-name="ce47">
            <text:p>93,8%</text:p>
          </table:table-cell>
          <table:table-cell office:value-type="float" office:value="756211" table:style-name="ce46">
            <text:p>756.211</text:p>
          </table:table-cell>
          <table:table-cell office:value-type="percentage" office:value="0.89947699777453449" table:style-name="ce47">
            <text:p>89,9%</text:p>
          </table:table-cell>
          <table:table-cell office:value-type="float" office:value="516421" table:style-name="ce46">
            <text:p>516.421</text:p>
          </table:table-cell>
          <table:table-cell office:value-type="percentage" office:value="0.84118477784600953" table:style-name="ce47">
            <text:p>84,1%</text:p>
          </table:table-cell>
          <table:table-cell office:value-type="float" office:value="431774" table:style-name="ce46">
            <text:p>431.774</text:p>
          </table:table-cell>
          <table:table-cell office:value-type="percentage" office:value="0.84203731475721222" table:style-name="ce47">
            <text:p>84,2%</text:p>
          </table:table-cell>
          <table:table-cell office:value-type="float" office:value="380540" table:style-name="ce46">
            <text:p>380.540</text:p>
          </table:table-cell>
          <table:table-cell office:value-type="percentage" office:value="0.87931436863546142" table:style-name="ce47">
            <text:p>87,9%</text:p>
          </table:table-cell>
          <table:table-cell office:value-type="float" office:value="4097136" table:style-name="ce46">
            <text:p>4.097.136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209089172680657" table:style-name="ce47">
            <text:p>91,2%</text:p>
          </table:table-cell>
          <table:table-cell office:value-type="percentage" office:value="0.8117890765784731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31" table:style-name="ce46">
            <text:p>77.631</text:p>
          </table:table-cell>
          <table:table-cell office:value-type="percentage" office:value="1" table:style-name="ce47">
            <text:p>100,0%</text:p>
          </table:table-cell>
          <table:table-cell office:value-type="float" office:value="95712" table:style-name="ce46">
            <text:p>95.712</text:p>
          </table:table-cell>
          <table:table-cell office:value-type="percentage" office:value="1" table:style-name="ce47">
            <text:p>100,0%</text:p>
          </table:table-cell>
          <table:table-cell office:value-type="float" office:value="132441" table:style-name="ce46">
            <text:p>132.441</text:p>
          </table:table-cell>
          <table:table-cell office:value-type="percentage" office:value="1.0134368902322379" table:style-name="ce47">
            <text:p>101,3%</text:p>
          </table:table-cell>
          <table:table-cell office:value-type="float" office:value="161300" table:style-name="ce46">
            <text:p>161.300</text:p>
          </table:table-cell>
          <table:table-cell office:value-type="percentage" office:value="0.96038772751900825" table:style-name="ce47">
            <text:p>96,0%</text:p>
          </table:table-cell>
          <table:table-cell office:value-type="float" office:value="145648" table:style-name="ce46">
            <text:p>145.648</text:p>
          </table:table-cell>
          <table:table-cell office:value-type="percentage" office:value="0.92453788340442822" table:style-name="ce47">
            <text:p>92,5%</text:p>
          </table:table-cell>
          <table:table-cell office:value-type="float" office:value="112471" table:style-name="ce46">
            <text:p>112.471</text:p>
          </table:table-cell>
          <table:table-cell office:value-type="percentage" office:value="0.86621432202214999" table:style-name="ce47">
            <text:p>86,6%</text:p>
          </table:table-cell>
          <table:table-cell office:value-type="float" office:value="92616" table:style-name="ce46">
            <text:p>92.616</text:p>
          </table:table-cell>
          <table:table-cell office:value-type="percentage" office:value="0.82320942883046233" table:style-name="ce47">
            <text:p>82,3%</text:p>
          </table:table-cell>
          <table:table-cell office:value-type="float" office:value="77963" table:style-name="ce46">
            <text:p>77.963</text:p>
          </table:table-cell>
          <table:table-cell office:value-type="percentage" office:value="0.90962442683965516" table:style-name="ce47">
            <text:p>91,0%</text:p>
          </table:table-cell>
          <table:table-cell office:value-type="float" office:value="895782" table:style-name="ce46">
            <text:p>895.782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303761488172311" table:style-name="ce47">
            <text:p>94,3%</text:p>
          </table:table-cell>
          <table:table-cell office:value-type="percentage" office:value="0.84667565848360915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77" table:style-name="ce46">
            <text:p>241.477</text:p>
          </table:table-cell>
          <table:table-cell office:value-type="percentage" office:value="1" table:style-name="ce47">
            <text:p>100,0%</text:p>
          </table:table-cell>
          <table:table-cell office:value-type="float" office:value="291093" table:style-name="ce46">
            <text:p>291.093</text:p>
          </table:table-cell>
          <table:table-cell office:value-type="percentage" office:value="0.99693139125104024" table:style-name="ce47">
            <text:p>99,7%</text:p>
          </table:table-cell>
          <table:table-cell office:value-type="float" office:value="347260" table:style-name="ce46">
            <text:p>347.260</text:p>
          </table:table-cell>
          <table:table-cell office:value-type="percentage" office:value="0.98216457464801477" table:style-name="ce47">
            <text:p>98,2%</text:p>
          </table:table-cell>
          <table:table-cell office:value-type="float" office:value="391869" table:style-name="ce46">
            <text:p>391.869</text:p>
          </table:table-cell>
          <table:table-cell office:value-type="percentage" office:value="0.9576466275659824" table:style-name="ce47">
            <text:p>95,8%</text:p>
          </table:table-cell>
          <table:table-cell office:value-type="float" office:value="409722" table:style-name="ce46">
            <text:p>409.722</text:p>
          </table:table-cell>
          <table:table-cell office:value-type="percentage" office:value="0.92522079230055299" table:style-name="ce47">
            <text:p>92,5%</text:p>
          </table:table-cell>
          <table:table-cell office:value-type="float" office:value="265465" table:style-name="ce46">
            <text:p>265.465</text:p>
          </table:table-cell>
          <table:table-cell office:value-type="percentage" office:value="0.86022916545149353" table:style-name="ce47">
            <text:p>86,0%</text:p>
          </table:table-cell>
          <table:table-cell office:value-type="float" office:value="200284" table:style-name="ce46">
            <text:p>200.284</text:p>
          </table:table-cell>
          <table:table-cell office:value-type="percentage" office:value="0.86943159027964678" table:style-name="ce47">
            <text:p>86,9%</text:p>
          </table:table-cell>
          <table:table-cell office:value-type="float" office:value="173101" table:style-name="ce46">
            <text:p>173.101</text:p>
          </table:table-cell>
          <table:table-cell office:value-type="percentage" office:value="0.94413234139104629" table:style-name="ce47">
            <text:p>94,4%</text:p>
          </table:table-cell>
          <table:table-cell office:value-type="float" office:value="2320271" table:style-name="ce46">
            <text:p>2.320.27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68689933378858" table:style-name="ce47">
            <text:p>94,5%</text:p>
          </table:table-cell>
          <table:table-cell office:value-type="percentage" office:value="0.86035509233646634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5" table:style-name="ce46">
            <text:p>23.255</text:p>
          </table:table-cell>
          <table:table-cell office:value-type="percentage" office:value="1" table:style-name="ce47">
            <text:p>100,0%</text:p>
          </table:table-cell>
          <table:table-cell office:value-type="float" office:value="28647" table:style-name="ce46">
            <text:p>28.647</text:p>
          </table:table-cell>
          <table:table-cell office:value-type="percentage" office:value="1" table:style-name="ce47">
            <text:p>100,0%</text:p>
          </table:table-cell>
          <table:table-cell office:value-type="float" office:value="38026" table:style-name="ce46">
            <text:p>38.026</text:p>
          </table:table-cell>
          <table:table-cell office:value-type="percentage" office:value="0.98477236235562227" table:style-name="ce47">
            <text:p>98,5%</text:p>
          </table:table-cell>
          <table:table-cell office:value-type="float" office:value="45240" table:style-name="ce46">
            <text:p>45.240</text:p>
          </table:table-cell>
          <table:table-cell office:value-type="percentage" office:value="0.95242105263157895" table:style-name="ce47">
            <text:p>95,2%</text:p>
          </table:table-cell>
          <table:table-cell office:value-type="float" office:value="47529" table:style-name="ce46">
            <text:p>47.529</text:p>
          </table:table-cell>
          <table:table-cell office:value-type="percentage" office:value="0.91889645039053436" table:style-name="ce47">
            <text:p>91,9%</text:p>
          </table:table-cell>
          <table:table-cell office:value-type="float" office:value="31515" table:style-name="ce46">
            <text:p>31.515</text:p>
          </table:table-cell>
          <table:table-cell office:value-type="percentage" office:value="0.85092882600712816" table:style-name="ce47">
            <text:p>85,1%</text:p>
          </table:table-cell>
          <table:table-cell office:value-type="float" office:value="24572" table:style-name="ce46">
            <text:p>24.572</text:p>
          </table:table-cell>
          <table:table-cell office:value-type="percentage" office:value="0.8145594377776304" table:style-name="ce47">
            <text:p>81,5%</text:p>
          </table:table-cell>
          <table:table-cell office:value-type="float" office:value="22821" table:style-name="ce46">
            <text:p>22.821</text:p>
          </table:table-cell>
          <table:table-cell office:value-type="percentage" office:value="0.87823744467962284" table:style-name="ce47">
            <text:p>87,8%</text:p>
          </table:table-cell>
          <table:table-cell office:value-type="float" office:value="261605" table:style-name="ce46">
            <text:p>261.60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939437755569687" table:style-name="ce47">
            <text:p>92,9%</text:p>
          </table:table-cell>
          <table:table-cell office:value-type="percentage" office:value="0.82740309194878803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718" table:style-name="ce46">
            <text:p>372.718</text:p>
          </table:table-cell>
          <table:table-cell office:value-type="percentage" office:value="1" table:style-name="ce47">
            <text:p>100,0%</text:p>
          </table:table-cell>
          <table:table-cell office:value-type="float" office:value="511419" table:style-name="ce46">
            <text:p>511.419</text:p>
          </table:table-cell>
          <table:table-cell office:value-type="percentage" office:value="0.97034247225120951" table:style-name="ce47">
            <text:p>97,0%</text:p>
          </table:table-cell>
          <table:table-cell office:value-type="float" office:value="683195" table:style-name="ce46">
            <text:p>683.195</text:p>
          </table:table-cell>
          <table:table-cell office:value-type="percentage" office:value="0.94827873380544048" table:style-name="ce47">
            <text:p>94,8%</text:p>
          </table:table-cell>
          <table:table-cell office:value-type="float" office:value="943540" table:style-name="ce46">
            <text:p>943.540</text:p>
          </table:table-cell>
          <table:table-cell office:value-type="percentage" office:value="0.95330277370551819" table:style-name="ce47">
            <text:p>95,3%</text:p>
          </table:table-cell>
          <table:table-cell office:value-type="float" office:value="1033606" table:style-name="ce46">
            <text:p>1.033.606</text:p>
          </table:table-cell>
          <table:table-cell office:value-type="percentage" office:value="0.89409731383100655" table:style-name="ce47">
            <text:p>89,4%</text:p>
          </table:table-cell>
          <table:table-cell office:value-type="float" office:value="753387" table:style-name="ce46">
            <text:p>753.387</text:p>
          </table:table-cell>
          <table:table-cell office:value-type="percentage" office:value="0.83631239149064651" table:style-name="ce47">
            <text:p>83,6%</text:p>
          </table:table-cell>
          <table:table-cell office:value-type="float" office:value="606185" table:style-name="ce46">
            <text:p>606.185</text:p>
          </table:table-cell>
          <table:table-cell office:value-type="percentage" office:value="0.82411696170385162" table:style-name="ce47">
            <text:p>82,4%</text:p>
          </table:table-cell>
          <table:table-cell office:value-type="float" office:value="466482" table:style-name="ce46">
            <text:p>466.482</text:p>
          </table:table-cell>
          <table:table-cell office:value-type="percentage" office:value="0.81732838069874203" table:style-name="ce47">
            <text:p>81,7%</text:p>
          </table:table-cell>
          <table:table-cell office:value-type="float" office:value="5370532" table:style-name="ce46">
            <text:p>5.370.532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944979892505461" table:style-name="ce47">
            <text:p>89,9%</text:p>
          </table:table-cell>
          <table:table-cell office:value-type="percentage" office:value="0.79494800637316398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15" table:style-name="ce46">
            <text:p>73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03003" table:style-name="ce46">
            <text:p>103.003</text:p>
          </table:table-cell>
          <table:table-cell office:value-type="percentage" office:value="0.99115682916033176" table:style-name="ce47">
            <text:p>99,1%</text:p>
          </table:table-cell>
          <table:table-cell office:value-type="float" office:value="146240" table:style-name="ce46">
            <text:p>146.240</text:p>
          </table:table-cell>
          <table:table-cell office:value-type="percentage" office:value="0.95244918295439007" table:style-name="ce47">
            <text:p>95,2%</text:p>
          </table:table-cell>
          <table:table-cell office:value-type="float" office:value="207686" table:style-name="ce46">
            <text:p>207.686</text:p>
          </table:table-cell>
          <table:table-cell office:value-type="percentage" office:value="0.95223816270294315" table:style-name="ce47">
            <text:p>95,2%</text:p>
          </table:table-cell>
          <table:table-cell office:value-type="float" office:value="232364" table:style-name="ce46">
            <text:p>232.364</text:p>
          </table:table-cell>
          <table:table-cell office:value-type="percentage" office:value="0.92037010631050276" table:style-name="ce47">
            <text:p>92,0%</text:p>
          </table:table-cell>
          <table:table-cell office:value-type="float" office:value="169545" table:style-name="ce46">
            <text:p>169.545</text:p>
          </table:table-cell>
          <table:table-cell office:value-type="percentage" office:value="0.85166822387654839" table:style-name="ce47">
            <text:p>85,2%</text:p>
          </table:table-cell>
          <table:table-cell office:value-type="float" office:value="143915" table:style-name="ce46">
            <text:p>143.915</text:p>
          </table:table-cell>
          <table:table-cell office:value-type="percentage" office:value="0.82738776237646527" table:style-name="ce47">
            <text:p>82,7%</text:p>
          </table:table-cell>
          <table:table-cell office:value-type="float" office:value="124145" table:style-name="ce46">
            <text:p>124.145</text:p>
          </table:table-cell>
          <table:table-cell office:value-type="percentage" office:value="0.85844581512419094" table:style-name="ce47">
            <text:p>85,8%</text:p>
          </table:table-cell>
          <table:table-cell office:value-type="float" office:value="1200313" table:style-name="ce46">
            <text:p>1.200.313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97468606131993" table:style-name="ce47">
            <text:p>91,1%</text:p>
          </table:table-cell>
          <table:table-cell office:value-type="percentage" office:value="0.7932932648459165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8" table:style-name="ce46">
            <text:p>42.288</text:p>
          </table:table-cell>
          <table:table-cell office:value-type="percentage" office:value="1" table:style-name="ce47">
            <text:p>100,0%</text:p>
          </table:table-cell>
          <table:table-cell office:value-type="float" office:value="55875" table:style-name="ce46">
            <text:p>55.875</text:p>
          </table:table-cell>
          <table:table-cell office:value-type="percentage" office:value="0.9864936440677966" table:style-name="ce47">
            <text:p>98,6%</text:p>
          </table:table-cell>
          <table:table-cell office:value-type="float" office:value="72237" table:style-name="ce46">
            <text:p>72.237</text:p>
          </table:table-cell>
          <table:table-cell office:value-type="percentage" office:value="0.9546319545394476" table:style-name="ce47">
            <text:p>95,5%</text:p>
          </table:table-cell>
          <table:table-cell office:value-type="float" office:value="92112" table:style-name="ce46">
            <text:p>92.112</text:p>
          </table:table-cell>
          <table:table-cell office:value-type="percentage" office:value="0.9428238039673279" table:style-name="ce47">
            <text:p>94,3%</text:p>
          </table:table-cell>
          <table:table-cell office:value-type="float" office:value="95830" table:style-name="ce46">
            <text:p>95.830</text:p>
          </table:table-cell>
          <table:table-cell office:value-type="percentage" office:value="0.9064252811592558" table:style-name="ce47">
            <text:p>90,6%</text:p>
          </table:table-cell>
          <table:table-cell office:value-type="float" office:value="65026" table:style-name="ce46">
            <text:p>65.026</text:p>
          </table:table-cell>
          <table:table-cell office:value-type="percentage" office:value="0.84747618240821598" table:style-name="ce47">
            <text:p>84,7%</text:p>
          </table:table-cell>
          <table:table-cell office:value-type="float" office:value="58494" table:style-name="ce46">
            <text:p>58.494</text:p>
          </table:table-cell>
          <table:table-cell office:value-type="percentage" office:value="0.85017877387285257" table:style-name="ce47">
            <text:p>85,0%</text:p>
          </table:table-cell>
          <table:table-cell office:value-type="float" office:value="51441" table:style-name="ce46">
            <text:p>51.441</text:p>
          </table:table-cell>
          <table:table-cell office:value-type="percentage" office:value="0.89429947323586167" table:style-name="ce47">
            <text:p>89,4%</text:p>
          </table:table-cell>
          <table:table-cell office:value-type="float" office:value="533303" table:style-name="ce46">
            <text:p>533.303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921216738426748" table:style-name="ce47">
            <text:p>91,9%</text:p>
          </table:table-cell>
          <table:table-cell office:value-type="percentage" office:value="0.81091729085506969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75" table:style-name="ce46">
            <text:p>162.575</text:p>
          </table:table-cell>
          <table:table-cell office:value-type="percentage" office:value="1.0191128718829532" table:style-name="ce47">
            <text:p>101,9%</text:p>
          </table:table-cell>
          <table:table-cell office:value-type="float" office:value="212990" table:style-name="ce46">
            <text:p>212.990</text:p>
          </table:table-cell>
          <table:table-cell office:value-type="percentage" office:value="0.98439680911048866" table:style-name="ce47">
            <text:p>98,4%</text:p>
          </table:table-cell>
          <table:table-cell office:value-type="float" office:value="275037" table:style-name="ce46">
            <text:p>275.037</text:p>
          </table:table-cell>
          <table:table-cell office:value-type="percentage" office:value="0.96788462959639365" table:style-name="ce47">
            <text:p>96,8%</text:p>
          </table:table-cell>
          <table:table-cell office:value-type="float" office:value="323702" table:style-name="ce46">
            <text:p>323.702</text:p>
          </table:table-cell>
          <table:table-cell office:value-type="percentage" office:value="0.9592108265400765" table:style-name="ce47">
            <text:p>95,9%</text:p>
          </table:table-cell>
          <table:table-cell office:value-type="float" office:value="321836" table:style-name="ce46">
            <text:p>321.836</text:p>
          </table:table-cell>
          <table:table-cell office:value-type="percentage" office:value="0.9246460421071987" table:style-name="ce47">
            <text:p>92,5%</text:p>
          </table:table-cell>
          <table:table-cell office:value-type="float" office:value="206508" table:style-name="ce46">
            <text:p>206.508</text:p>
          </table:table-cell>
          <table:table-cell office:value-type="percentage" office:value="0.86901340290782081" table:style-name="ce47">
            <text:p>86,9%</text:p>
          </table:table-cell>
          <table:table-cell office:value-type="float" office:value="170203" table:style-name="ce46">
            <text:p>170.203</text:p>
          </table:table-cell>
          <table:table-cell office:value-type="percentage" office:value="0.85436839595411995" table:style-name="ce47">
            <text:p>85,4%</text:p>
          </table:table-cell>
          <table:table-cell office:value-type="float" office:value="153981" table:style-name="ce46">
            <text:p>153.981</text:p>
          </table:table-cell>
          <table:table-cell office:value-type="percentage" office:value="0.89100609315055812" table:style-name="ce47">
            <text:p>89,1%</text:p>
          </table:table-cell>
          <table:table-cell office:value-type="float" office:value="1826832" table:style-name="ce46">
            <text:p>1.826.83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432000871498466" table:style-name="ce47">
            <text:p>93,4%</text:p>
          </table:table-cell>
          <table:table-cell office:value-type="percentage" office:value="0.83573142145049106" table:style-name="ce47">
            <text:p>8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60" table:style-name="ce46">
            <text:p>4.060</text:p>
          </table:table-cell>
          <table:table-cell office:value-type="percentage" office:value="0.92188919164395999" table:style-name="ce47">
            <text:p>92,2%</text:p>
          </table:table-cell>
          <table:table-cell office:value-type="float" office:value="7914" table:style-name="ce46">
            <text:p>7.914</text:p>
          </table:table-cell>
          <table:table-cell office:value-type="percentage" office:value="0.95017409052707413" table:style-name="ce47">
            <text:p>95,0%</text:p>
          </table:table-cell>
          <table:table-cell office:value-type="float" office:value="10833" table:style-name="ce46">
            <text:p>10.833</text:p>
          </table:table-cell>
          <table:table-cell office:value-type="percentage" office:value="0.93735398459807906" table:style-name="ce47">
            <text:p>93,7%</text:p>
          </table:table-cell>
          <table:table-cell office:value-type="float" office:value="11328" table:style-name="ce46">
            <text:p>11.328</text:p>
          </table:table-cell>
          <table:table-cell office:value-type="percentage" office:value="0.91672736100995389" table:style-name="ce47">
            <text:p>91,7%</text:p>
          </table:table-cell>
          <table:table-cell office:value-type="float" office:value="9305" table:style-name="ce46">
            <text:p>9.305</text:p>
          </table:table-cell>
          <table:table-cell office:value-type="percentage" office:value="0.81629967541012372" table:style-name="ce47">
            <text:p>81,6%</text:p>
          </table:table-cell>
          <table:table-cell office:value-type="float" office:value="9034" table:style-name="ce46">
            <text:p>9.034</text:p>
          </table:table-cell>
          <table:table-cell office:value-type="percentage" office:value="0.83147722043258165" table:style-name="ce47">
            <text:p>83,1%</text:p>
          </table:table-cell>
          <table:table-cell office:value-type="float" office:value="8545" table:style-name="ce46">
            <text:p>8.545</text:p>
          </table:table-cell>
          <table:table-cell office:value-type="percentage" office:value="0.92069820062493268" table:style-name="ce47">
            <text:p>92,1%</text:p>
          </table:table-cell>
          <table:table-cell office:value-type="float" office:value="63503" table:style-name="ce46">
            <text:p>63.503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404327809767836" table:style-name="ce47">
            <text:p>89,4%</text:p>
          </table:table-cell>
          <table:table-cell office:value-type="percentage" office:value="0.76036016619370905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4" table:style-name="ce46">
            <text:p>3.364</text:p>
          </table:table-cell>
          <table:table-cell office:value-type="percentage" office:value="0.88456481724953984" table:style-name="ce47">
            <text:p>88,5%</text:p>
          </table:table-cell>
          <table:table-cell office:value-type="float" office:value="7363" table:style-name="ce46">
            <text:p>7.363</text:p>
          </table:table-cell>
          <table:table-cell office:value-type="percentage" office:value="0.91980012492192376" table:style-name="ce47">
            <text:p>92,0%</text:p>
          </table:table-cell>
          <table:table-cell office:value-type="float" office:value="9976" table:style-name="ce46">
            <text:p>9.976</text:p>
          </table:table-cell>
          <table:table-cell office:value-type="percentage" office:value="0.92361818350152769" table:style-name="ce47">
            <text:p>92,4%</text:p>
          </table:table-cell>
          <table:table-cell office:value-type="float" office:value="10449" table:style-name="ce46">
            <text:p>10.449</text:p>
          </table:table-cell>
          <table:table-cell office:value-type="percentage" office:value="0.95660532820653665" table:style-name="ce47">
            <text:p>95,7%</text:p>
          </table:table-cell>
          <table:table-cell office:value-type="float" office:value="8917" table:style-name="ce46">
            <text:p>8.917</text:p>
          </table:table-cell>
          <table:table-cell office:value-type="percentage" office:value="0.81418918918918914" table:style-name="ce47">
            <text:p>81,4%</text:p>
          </table:table-cell>
          <table:table-cell office:value-type="float" office:value="8885" table:style-name="ce46">
            <text:p>8.885</text:p>
          </table:table-cell>
          <table:table-cell office:value-type="percentage" office:value="0.75998631425883156" table:style-name="ce47">
            <text:p>76,0%</text:p>
          </table:table-cell>
          <table:table-cell office:value-type="float" office:value="8159" table:style-name="ce46">
            <text:p>8.159</text:p>
          </table:table-cell>
          <table:table-cell office:value-type="percentage" office:value="0.85167014613778702" table:style-name="ce47">
            <text:p>85,2%</text:p>
          </table:table-cell>
          <table:table-cell office:value-type="float" office:value="59163" table:style-name="ce46">
            <text:p>59.163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665397123018784" table:style-name="ce47">
            <text:p>86,7%</text:p>
          </table:table-cell>
          <table:table-cell office:value-type="percentage" office:value="0.70413701173502175" table:style-name="ce47">
            <text:p>7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72" table:style-name="ce46">
            <text:p>3.572</text:p>
          </table:table-cell>
          <table:table-cell office:value-type="string" table:style-name="ce47">
            <text:p>-</text:p>
          </table:table-cell>
          <table:table-cell office:value-type="float" office:value="9289" table:style-name="ce46">
            <text:p>9.289</text:p>
          </table:table-cell>
          <table:table-cell office:value-type="string" table:style-name="ce47">
            <text:p>-</text:p>
          </table:table-cell>
          <table:table-cell office:value-type="float" office:value="21640" table:style-name="ce46">
            <text:p>21.640</text:p>
          </table:table-cell>
          <table:table-cell office:value-type="string" table:style-name="ce47">
            <text:p>-</text:p>
          </table:table-cell>
          <table:table-cell office:value-type="float" office:value="31364" table:style-name="ce46">
            <text:p>31.364</text:p>
          </table:table-cell>
          <table:table-cell office:value-type="string" table:style-name="ce47">
            <text:p>-</text:p>
          </table:table-cell>
          <table:table-cell office:value-type="float" office:value="23730" table:style-name="ce46">
            <text:p>23.730</text:p>
          </table:table-cell>
          <table:table-cell office:value-type="string" table:style-name="ce47">
            <text:p>-</text:p>
          </table:table-cell>
          <table:table-cell office:value-type="float" office:value="1250" table:style-name="ce46">
            <text:p>1.250</text:p>
          </table:table-cell>
          <table:table-cell office:value-type="string" table:style-name="ce47">
            <text:p>-</text:p>
          </table:table-cell>
          <table:table-cell office:value-type="float" office:value="90886" table:style-name="ce46">
            <text:p>90.88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4" table:style-name="ce49">
            <text:p>284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9" table:style-name="ce49">
            <text:p>1.809</text:p>
          </table:table-cell>
          <table:table-cell office:value-type="string" table:style-name="ce50">
            <text:p>-</text:p>
          </table:table-cell>
          <table:table-cell office:value-type="float" office:value="2217" table:style-name="ce49">
            <text:p>2.217</text:p>
          </table:table-cell>
          <table:table-cell office:value-type="string" table:style-name="ce50">
            <text:p>-</text:p>
          </table:table-cell>
          <table:table-cell office:value-type="float" office:value="1983" table:style-name="ce49">
            <text:p>1.983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80" table:style-name="ce49">
            <text:p>7.48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7377" table:style-name="ce53">
            <text:p>2.917.377</text:p>
          </table:table-cell>
          <table:table-cell office:value-type="percentage" office:value="1" table:style-name="ce54">
            <text:p>100,0%</text:p>
          </table:table-cell>
          <table:table-cell office:value-type="float" office:value="3938693" table:style-name="ce53">
            <text:p>3.938.693</text:p>
          </table:table-cell>
          <table:table-cell office:value-type="percentage" office:value="0.98545446903032374" table:style-name="ce54">
            <text:p>98,5%</text:p>
          </table:table-cell>
          <table:table-cell office:value-type="float" office:value="5263838" table:style-name="ce53">
            <text:p>5.263.838</text:p>
          </table:table-cell>
          <table:table-cell office:value-type="percentage" office:value="0.95573038277598832" table:style-name="ce54">
            <text:p>95,6%</text:p>
          </table:table-cell>
          <table:table-cell office:value-type="float" office:value="6696151" table:style-name="ce53">
            <text:p>6.696.151</text:p>
          </table:table-cell>
          <table:table-cell office:value-type="percentage" office:value="0.939189285853542" table:style-name="ce54">
            <text:p>93,9%</text:p>
          </table:table-cell>
          <table:table-cell office:value-type="float" office:value="7016936" table:style-name="ce53">
            <text:p>7.016.936</text:p>
          </table:table-cell>
          <table:table-cell office:value-type="percentage" office:value="0.8976728096686013" table:style-name="ce54">
            <text:p>89,8%</text:p>
          </table:table-cell>
          <table:table-cell office:value-type="float" office:value="4971372" table:style-name="ce53">
            <text:p>4.971.372</text:p>
          </table:table-cell>
          <table:table-cell office:value-type="percentage" office:value="0.83664679688052213" table:style-name="ce54">
            <text:p>83,7%</text:p>
          </table:table-cell>
          <table:table-cell office:value-type="float" office:value="4069331" table:style-name="ce53">
            <text:p>4.069.331</text:p>
          </table:table-cell>
          <table:table-cell office:value-type="percentage" office:value="0.82632637541488096" table:style-name="ce54">
            <text:p>82,6%</text:p>
          </table:table-cell>
          <table:table-cell office:value-type="float" office:value="3443208" table:style-name="ce53">
            <text:p>3.443.208</text:p>
          </table:table-cell>
          <table:table-cell office:value-type="percentage" office:value="0.86426727965778793" table:style-name="ce54">
            <text:p>86,4%</text:p>
          </table:table-cell>
          <table:table-cell office:value-type="float" office:value="38316906" table:style-name="ce53">
            <text:p>38.316.90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830570169282554" table:style-name="ce54">
            <text:p>90,8%</text:p>
          </table:table-cell>
          <table:table-cell office:value-type="percentage" office:value="0.80839576665999913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1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2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92578" table:style-name="ce60">
            <text:p>992.578</text:p>
          </table:table-cell>
          <table:table-cell office:value-type="percentage" office:value="0.91665512279904615" table:style-name="ce61">
            <text:p>91,7%</text:p>
          </table:table-cell>
          <table:table-cell office:value-type="float" office:value="847679" table:style-name="ce60">
            <text:p>847.679</text:p>
          </table:table-cell>
          <table:table-cell office:value-type="percentage" office:value="0.91150337803326742" table:style-name="ce61">
            <text:p>91,2%</text:p>
          </table:table-cell>
          <table:table-cell office:value-type="float" office:value="799585" table:style-name="ce60">
            <text:p>799.585</text:p>
          </table:table-cell>
          <table:table-cell office:value-type="percentage" office:value="0.65622589169935819" table:style-name="ce61">
            <text:p>65,6%</text:p>
          </table:table-cell>
          <table:table-cell office:value-type="float" office:value="561334" table:style-name="ce60">
            <text:p>561.334</text:p>
          </table:table-cell>
          <table:table-cell office:value-type="percentage" office:value="0.44548372888485027" table:style-name="ce61">
            <text:p>44,5%</text:p>
          </table:table-cell>
          <table:table-cell office:value-type="float" office:value="241976" table:style-name="ce60">
            <text:p>241.976</text:p>
          </table:table-cell>
          <table:table-cell office:value-type="percentage" office:value="0.25687882503436893" table:style-name="ce61">
            <text:p>25,7%</text:p>
          </table:table-cell>
          <table:table-cell office:value-type="float" office:value="101848" table:style-name="ce60">
            <text:p>101.848</text:p>
          </table:table-cell>
          <table:table-cell office:value-type="percentage" office:value="0.13031840027023844" table:style-name="ce61">
            <text:p>13,0%</text:p>
          </table:table-cell>
          <table:table-cell office:value-type="float" office:value="195447" table:style-name="ce60">
            <text:p>195.447</text:p>
          </table:table-cell>
          <table:table-cell office:value-type="percentage" office:value="0.61352892058688735" table:style-name="ce44">
            <text:p>61,4%</text:p>
          </table:table-cell>
          <table:table-cell office:value-type="float" office:value="734697" table:style-name="ce60">
            <text:p>734.697</text:p>
          </table:table-cell>
          <table:table-cell office:value-type="percentage" office:value="0.84828587131218713" table:style-name="ce44">
            <text:p>84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832" table:style-name="ce7">
            <text:p>200.832</text:p>
          </table:table-cell>
          <table:table-cell office:value-type="percentage" office:value="0.91440643624989182" table:style-name="ce47">
            <text:p>91,4%</text:p>
          </table:table-cell>
          <table:table-cell office:value-type="float" office:value="140472" table:style-name="ce7">
            <text:p>140.472</text:p>
          </table:table-cell>
          <table:table-cell office:value-type="percentage" office:value="0.91037057199517823" table:style-name="ce47">
            <text:p>91,0%</text:p>
          </table:table-cell>
          <table:table-cell office:value-type="float" office:value="127998" table:style-name="ce7">
            <text:p>127.998</text:p>
          </table:table-cell>
          <table:table-cell office:value-type="percentage" office:value="0.6860147281088208" table:style-name="ce47">
            <text:p>68,6%</text:p>
          </table:table-cell>
          <table:table-cell office:value-type="float" office:value="92484" table:style-name="ce7">
            <text:p>92.484</text:p>
          </table:table-cell>
          <table:table-cell office:value-type="percentage" office:value="0.48835404136678301" table:style-name="ce47">
            <text:p>48,8%</text:p>
          </table:table-cell>
          <table:table-cell office:value-type="float" office:value="39537" table:style-name="ce7">
            <text:p>39.537</text:p>
          </table:table-cell>
          <table:table-cell office:value-type="percentage" office:value="0.3088417944491747" table:style-name="ce47">
            <text:p>30,9%</text:p>
          </table:table-cell>
          <table:table-cell office:value-type="float" office:value="26458" table:style-name="ce7">
            <text:p>26.458</text:p>
          </table:table-cell>
          <table:table-cell office:value-type="percentage" office:value="0.24893212652654159" table:style-name="ce47">
            <text:p>24,9%</text:p>
          </table:table-cell>
          <table:table-cell office:value-type="float" office:value="36015" table:style-name="ce7">
            <text:p>36.015</text:p>
          </table:table-cell>
          <table:table-cell office:value-type="percentage" office:value="0.61266671203048451" table:style-name="ce47">
            <text:p>61,3%</text:p>
          </table:table-cell>
          <table:table-cell office:value-type="float" office:value="116612" table:style-name="ce7">
            <text:p>116.612</text:p>
          </table:table-cell>
          <table:table-cell office:value-type="percentage" office:value="0.8618390906537774" table:style-name="ce47">
            <text:p>86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1369" table:style-name="ce7">
            <text:p>191.369</text:p>
          </table:table-cell>
          <table:table-cell office:value-type="percentage" office:value="0.944644910974761" table:style-name="ce47">
            <text:p>94,5%</text:p>
          </table:table-cell>
          <table:table-cell office:value-type="float" office:value="141262" table:style-name="ce7">
            <text:p>141.262</text:p>
          </table:table-cell>
          <table:table-cell office:value-type="percentage" office:value="0.95436979785969089" table:style-name="ce47">
            <text:p>95,4%</text:p>
          </table:table-cell>
          <table:table-cell office:value-type="float" office:value="142162" table:style-name="ce7">
            <text:p>142.162</text:p>
          </table:table-cell>
          <table:table-cell office:value-type="percentage" office:value="0.928356396074001" table:style-name="ce47">
            <text:p>92,8%</text:p>
          </table:table-cell>
          <table:table-cell office:value-type="float" office:value="121106" table:style-name="ce7">
            <text:p>121.106</text:p>
          </table:table-cell>
          <table:table-cell office:value-type="percentage" office:value="0.80221774727749662" table:style-name="ce47">
            <text:p>80,2%</text:p>
          </table:table-cell>
          <table:table-cell office:value-type="float" office:value="54035" table:style-name="ce7">
            <text:p>54.035</text:p>
          </table:table-cell>
          <table:table-cell office:value-type="percentage" office:value="0.59432021909611854" table:style-name="ce47">
            <text:p>59,4%</text:p>
          </table:table-cell>
          <table:table-cell office:value-type="float" office:value="34742" table:style-name="ce7">
            <text:p>34.742</text:p>
          </table:table-cell>
          <table:table-cell office:value-type="percentage" office:value="0.52257753978520505" table:style-name="ce47">
            <text:p>52,3%</text:p>
          </table:table-cell>
          <table:table-cell office:value-type="float" office:value="41432" table:style-name="ce7">
            <text:p>41.432</text:p>
          </table:table-cell>
          <table:table-cell office:value-type="percentage" office:value="0.91431093456912726" table:style-name="ce47">
            <text:p>91,4%</text:p>
          </table:table-cell>
          <table:table-cell office:value-type="float" office:value="113244" table:style-name="ce7">
            <text:p>113.244</text:p>
          </table:table-cell>
          <table:table-cell office:value-type="percentage" office:value="0.96323767075515032" table:style-name="ce47">
            <text:p>96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805" table:style-name="ce7">
            <text:p>118.805</text:p>
          </table:table-cell>
          <table:table-cell office:value-type="percentage" office:value="0.90771217261086157" table:style-name="ce47">
            <text:p>90,8%</text:p>
          </table:table-cell>
          <table:table-cell office:value-type="float" office:value="93902" table:style-name="ce7">
            <text:p>93.902</text:p>
          </table:table-cell>
          <table:table-cell office:value-type="percentage" office:value="0.84155150472298401" table:style-name="ce47">
            <text:p>84,2%</text:p>
          </table:table-cell>
          <table:table-cell office:value-type="float" office:value="94870" table:style-name="ce7">
            <text:p>94.870</text:p>
          </table:table-cell>
          <table:table-cell office:value-type="percentage" office:value="0.62338191423652634" table:style-name="ce47">
            <text:p>62,3%</text:p>
          </table:table-cell>
          <table:table-cell office:value-type="float" office:value="69185" table:style-name="ce7">
            <text:p>69.185</text:p>
          </table:table-cell>
          <table:table-cell office:value-type="percentage" office:value="0.4032488386596646" table:style-name="ce47">
            <text:p>40,3%</text:p>
          </table:table-cell>
          <table:table-cell office:value-type="float" office:value="28190" table:style-name="ce7">
            <text:p>28.190</text:p>
          </table:table-cell>
          <table:table-cell office:value-type="percentage" office:value="0.21340540213178294" table:style-name="ce47">
            <text:p>21,3%</text:p>
          </table:table-cell>
          <table:table-cell office:value-type="float" office:value="17456" table:style-name="ce7">
            <text:p>17.456</text:p>
          </table:table-cell>
          <table:table-cell office:value-type="percentage" office:value="0.17172820194984703" table:style-name="ce47">
            <text:p>17,2%</text:p>
          </table:table-cell>
          <table:table-cell office:value-type="float" office:value="33170" table:style-name="ce7">
            <text:p>33.170</text:p>
          </table:table-cell>
          <table:table-cell office:value-type="percentage" office:value="0.65048143862883145" table:style-name="ce47">
            <text:p>65,0%</text:p>
          </table:table-cell>
          <table:table-cell office:value-type="float" office:value="97922" table:style-name="ce7">
            <text:p>97.922</text:p>
          </table:table-cell>
          <table:table-cell office:value-type="percentage" office:value="0.81632959301065411" table:style-name="ce47">
            <text:p>81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9616" table:style-name="ce7">
            <text:p>219.616</text:p>
          </table:table-cell>
          <table:table-cell office:value-type="percentage" office:value="0.90078915850437236" table:style-name="ce47">
            <text:p>90,1%</text:p>
          </table:table-cell>
          <table:table-cell office:value-type="float" office:value="190318" table:style-name="ce7">
            <text:p>190.318</text:p>
          </table:table-cell>
          <table:table-cell office:value-type="percentage" office:value="0.85283969205674903" table:style-name="ce47">
            <text:p>85,3%</text:p>
          </table:table-cell>
          <table:table-cell office:value-type="float" office:value="225748" table:style-name="ce7">
            <text:p>225.748</text:p>
          </table:table-cell>
          <table:table-cell office:value-type="percentage" office:value="0.70160804082571371" table:style-name="ce47">
            <text:p>70,2%</text:p>
          </table:table-cell>
          <table:table-cell office:value-type="float" office:value="162307" table:style-name="ce7">
            <text:p>162.307</text:p>
          </table:table-cell>
          <table:table-cell office:value-type="percentage" office:value="0.50850606546694066" table:style-name="ce47">
            <text:p>50,9%</text:p>
          </table:table-cell>
          <table:table-cell office:value-type="float" office:value="55505" table:style-name="ce7">
            <text:p>55.505</text:p>
          </table:table-cell>
          <table:table-cell office:value-type="percentage" office:value="0.24096777834697972" table:style-name="ce47">
            <text:p>24,1%</text:p>
          </table:table-cell>
          <table:table-cell office:value-type="float" office:value="23549" table:style-name="ce7">
            <text:p>23.549</text:p>
          </table:table-cell>
          <table:table-cell office:value-type="percentage" office:value="0.12569455193727283" table:style-name="ce47">
            <text:p>12,6%</text:p>
          </table:table-cell>
          <table:table-cell office:value-type="float" office:value="94263" table:style-name="ce7">
            <text:p>94.263</text:p>
          </table:table-cell>
          <table:table-cell office:value-type="percentage" office:value="0.7019726994481803" table:style-name="ce47">
            <text:p>70,2%</text:p>
          </table:table-cell>
          <table:table-cell office:value-type="float" office:value="181772" table:style-name="ce7">
            <text:p>181.772</text:p>
          </table:table-cell>
          <table:table-cell office:value-type="percentage" office:value="0.81594800111323584" table:style-name="ce47">
            <text:p>81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2281" table:style-name="ce7">
            <text:p>92.281</text:p>
          </table:table-cell>
          <table:table-cell office:value-type="percentage" office:value="0.93925637919978833" table:style-name="ce47">
            <text:p>93,9%</text:p>
          </table:table-cell>
          <table:table-cell office:value-type="float" office:value="74873" table:style-name="ce7">
            <text:p>74.873</text:p>
          </table:table-cell>
          <table:table-cell office:value-type="percentage" office:value="0.97314755845539969" table:style-name="ce47">
            <text:p>97,3%</text:p>
          </table:table-cell>
          <table:table-cell office:value-type="float" office:value="68204" table:style-name="ce7">
            <text:p>68.204</text:p>
          </table:table-cell>
          <table:table-cell office:value-type="percentage" office:value="0.80475746598860187" table:style-name="ce47">
            <text:p>80,5%</text:p>
          </table:table-cell>
          <table:table-cell office:value-type="float" office:value="53827" table:style-name="ce7">
            <text:p>53.827</text:p>
          </table:table-cell>
          <table:table-cell office:value-type="percentage" office:value="0.60635793220759027" table:style-name="ce47">
            <text:p>60,6%</text:p>
          </table:table-cell>
          <table:table-cell office:value-type="float" office:value="23288" table:style-name="ce7">
            <text:p>23.288</text:p>
          </table:table-cell>
          <table:table-cell office:value-type="percentage" office:value="0.4160428762840554" table:style-name="ce47">
            <text:p>41,6%</text:p>
          </table:table-cell>
          <table:table-cell office:value-type="float" office:value="10210" table:style-name="ce7">
            <text:p>10.210</text:p>
          </table:table-cell>
          <table:table-cell office:value-type="percentage" office:value="0.24048993051466258" table:style-name="ce47">
            <text:p>24,0%</text:p>
          </table:table-cell>
          <table:table-cell office:value-type="float" office:value="19540" table:style-name="ce7">
            <text:p>19.540</text:p>
          </table:table-cell>
          <table:table-cell office:value-type="percentage" office:value="0.88069590300626488" table:style-name="ce47">
            <text:p>88,1%</text:p>
          </table:table-cell>
          <table:table-cell office:value-type="float" office:value="55499" table:style-name="ce7">
            <text:p>55.499</text:p>
          </table:table-cell>
          <table:table-cell office:value-type="percentage" office:value="0.93576017130620981" table:style-name="ce47">
            <text:p>93,6%</text:p>
          </table:table-cell>
          <table:table-cell table:number-columns-repeated="16367"/>
        </table:table-row>
        <table:table-row table:style-name="ro13">
          <table:table-cell office:value-type="string" table:style-name="ce62">
            <text:p>Castilla y León<text:s/></text:p>
          </table:table-cell>
          <table:table-cell office:value-type="float" office:value="446137" table:style-name="ce7">
            <text:p>446.137</text:p>
          </table:table-cell>
          <table:table-cell office:value-type="percentage" office:value="0.93235598374102679" table:style-name="ce47">
            <text:p>93,2%</text:p>
          </table:table-cell>
          <table:table-cell office:value-type="float" office:value="293691" table:style-name="ce7">
            <text:p>293.691</text:p>
          </table:table-cell>
          <table:table-cell office:value-type="percentage" office:value="0.91091832810193174" table:style-name="ce47">
            <text:p>91,1%</text:p>
          </table:table-cell>
          <table:table-cell office:value-type="float" office:value="293050" table:style-name="ce7">
            <text:p>293.050</text:p>
          </table:table-cell>
          <table:table-cell office:value-type="percentage" office:value="0.82952139403752312" table:style-name="ce47">
            <text:p>83,0%</text:p>
          </table:table-cell>
          <table:table-cell office:value-type="float" office:value="214232" table:style-name="ce7">
            <text:p>214.232</text:p>
          </table:table-cell>
          <table:table-cell office:value-type="percentage" office:value="0.66651318204727739" table:style-name="ce47">
            <text:p>66,7%</text:p>
          </table:table-cell>
          <table:table-cell office:value-type="float" office:value="95709" table:style-name="ce7">
            <text:p>95.709</text:p>
          </table:table-cell>
          <table:table-cell office:value-type="percentage" office:value="0.44819544541380424" table:style-name="ce47">
            <text:p>44,8%</text:p>
          </table:table-cell>
          <table:table-cell office:value-type="float" office:value="30592" table:style-name="ce7">
            <text:p>30.592</text:p>
          </table:table-cell>
          <table:table-cell office:value-type="percentage" office:value="0.17572419022235497" table:style-name="ce47">
            <text:p>17,6%</text:p>
          </table:table-cell>
          <table:table-cell office:value-type="float" office:value="81773" table:style-name="ce7">
            <text:p>81.773</text:p>
          </table:table-cell>
          <table:table-cell office:value-type="percentage" office:value="0.8553661087866109" table:style-name="ce47">
            <text:p>85,5%</text:p>
          </table:table-cell>
          <table:table-cell office:value-type="float" office:value="225064" table:style-name="ce7">
            <text:p>225.064</text:p>
          </table:table-cell>
          <table:table-cell office:value-type="percentage" office:value="0.92476599801129122" table:style-name="ce47">
            <text:p>92,5%</text:p>
          </table:table-cell>
          <table:table-cell table:number-columns-repeated="16367"/>
        </table:table-row>
        <table:table-row table:style-name="ro13">
          <table:table-cell office:value-type="string" table:style-name="ce62">
            <text:p>Castilla - La Mancha</text:p>
          </table:table-cell>
          <table:table-cell office:value-type="float" office:value="271006" table:style-name="ce7">
            <text:p>271.006</text:p>
          </table:table-cell>
          <table:table-cell office:value-type="percentage" office:value="0.91631615250409126" table:style-name="ce47">
            <text:p>91,6%</text:p>
          </table:table-cell>
          <table:table-cell office:value-type="float" office:value="194967" table:style-name="ce7">
            <text:p>194.967</text:p>
          </table:table-cell>
          <table:table-cell office:value-type="percentage" office:value="0.90049050399054098" table:style-name="ce47">
            <text:p>90,0%</text:p>
          </table:table-cell>
          <table:table-cell office:value-type="float" office:value="199266" table:style-name="ce7">
            <text:p>199.266</text:p>
          </table:table-cell>
          <table:table-cell office:value-type="percentage" office:value="0.70950283600317599" table:style-name="ce47">
            <text:p>71,0%</text:p>
          </table:table-cell>
          <table:table-cell office:value-type="float" office:value="146730" table:style-name="ce7">
            <text:p>146.730</text:p>
          </table:table-cell>
          <table:table-cell office:value-type="percentage" office:value="0.52146563366266263" table:style-name="ce47">
            <text:p>52,1%</text:p>
          </table:table-cell>
          <table:table-cell office:value-type="float" office:value="55131" table:style-name="ce7">
            <text:p>55.131</text:p>
          </table:table-cell>
          <table:table-cell office:value-type="percentage" office:value="0.27403545048761818" table:style-name="ce47">
            <text:p>27,4%</text:p>
          </table:table-cell>
          <table:table-cell office:value-type="float" office:value="25712" table:style-name="ce7">
            <text:p>25.712</text:p>
          </table:table-cell>
          <table:table-cell office:value-type="percentage" office:value="0.15213661053453723" table:style-name="ce47">
            <text:p>15,2%</text:p>
          </table:table-cell>
          <table:table-cell office:value-type="float" office:value="64122" table:style-name="ce7">
            <text:p>64.122</text:p>
          </table:table-cell>
          <table:table-cell office:value-type="percentage" office:value="0.82913520223440573" table:style-name="ce47">
            <text:p>82,9%</text:p>
          </table:table-cell>
          <table:table-cell office:value-type="float" office:value="171868" table:style-name="ce7">
            <text:p>171.868</text:p>
          </table:table-cell>
          <table:table-cell office:value-type="percentage" office:value="0.85393883685688021" table:style-name="ce47">
            <text:p>85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8270" table:style-name="ce7">
            <text:p>968.270</text:p>
          </table:table-cell>
          <table:table-cell office:value-type="percentage" office:value="0.9025162743182682" table:style-name="ce47">
            <text:p>90,3%</text:p>
          </table:table-cell>
          <table:table-cell office:value-type="float" office:value="705131" table:style-name="ce7">
            <text:p>705.131</text:p>
          </table:table-cell>
          <table:table-cell office:value-type="percentage" office:value="0.88442743648983912" table:style-name="ce47">
            <text:p>88,4%</text:p>
          </table:table-cell>
          <table:table-cell office:value-type="float" office:value="723541" table:style-name="ce7">
            <text:p>723.541</text:p>
          </table:table-cell>
          <table:table-cell office:value-type="percentage" office:value="0.70012666397662959" table:style-name="ce47">
            <text:p>70,0%</text:p>
          </table:table-cell>
          <table:table-cell office:value-type="float" office:value="589394" table:style-name="ce7">
            <text:p>589.394</text:p>
          </table:table-cell>
          <table:table-cell office:value-type="percentage" office:value="0.51419772473478509" table:style-name="ce47">
            <text:p>51,4%</text:p>
          </table:table-cell>
          <table:table-cell office:value-type="float" office:value="254911" table:style-name="ce7">
            <text:p>254.911</text:p>
          </table:table-cell>
          <table:table-cell office:value-type="percentage" office:value="0.3165919828309976" table:style-name="ce47">
            <text:p>31,7%</text:p>
          </table:table-cell>
          <table:table-cell office:value-type="float" office:value="99417" table:style-name="ce7">
            <text:p>99.417</text:p>
          </table:table-cell>
          <table:table-cell office:value-type="percentage" office:value="0.14864893152552916" table:style-name="ce47">
            <text:p>14,9%</text:p>
          </table:table-cell>
          <table:table-cell office:value-type="float" office:value="206946" table:style-name="ce7">
            <text:p>206.946</text:p>
          </table:table-cell>
          <table:table-cell office:value-type="percentage" office:value="0.59556233452285023" table:style-name="ce47">
            <text:p>59,6%</text:p>
          </table:table-cell>
          <table:table-cell office:value-type="float" office:value="696998" table:style-name="ce7">
            <text:p>696.998</text:p>
          </table:table-cell>
          <table:table-cell office:value-type="percentage" office:value="0.86700028236675586" table:style-name="ce47">
            <text:p>86,7%</text:p>
          </table:table-cell>
          <table:table-cell table:number-columns-repeated="16367"/>
        </table:table-row>
        <table:table-row table:style-name="ro13">
          <table:table-cell office:value-type="string" table:style-name="ce62">
            <text:p>C. Valenciana</text:p>
          </table:table-cell>
          <table:table-cell office:value-type="float" office:value="684741" table:style-name="ce7">
            <text:p>684.741</text:p>
          </table:table-cell>
          <table:table-cell office:value-type="percentage" office:value="0.94212996404793059" table:style-name="ce47">
            <text:p>94,2%</text:p>
          </table:table-cell>
          <table:table-cell office:value-type="float" office:value="546776" table:style-name="ce7">
            <text:p>546.776</text:p>
          </table:table-cell>
          <table:table-cell office:value-type="percentage" office:value="0.95909629096904903" table:style-name="ce47">
            <text:p>95,9%</text:p>
          </table:table-cell>
          <table:table-cell office:value-type="float" office:value="568763" table:style-name="ce7">
            <text:p>568.763</text:p>
          </table:table-cell>
          <table:table-cell office:value-type="percentage" office:value="0.79514577222792304" table:style-name="ce47">
            <text:p>79,5%</text:p>
          </table:table-cell>
          <table:table-cell office:value-type="float" office:value="444008" table:style-name="ce7">
            <text:p>444.008</text:p>
          </table:table-cell>
          <table:table-cell office:value-type="percentage" office:value="0.58714829591211981" table:style-name="ce47">
            <text:p>58,7%</text:p>
          </table:table-cell>
          <table:table-cell office:value-type="float" office:value="182464" table:style-name="ce7">
            <text:p>182.464</text:p>
          </table:table-cell>
          <table:table-cell office:value-type="percentage" office:value="0.35332412895680076" table:style-name="ce47">
            <text:p>35,3%</text:p>
          </table:table-cell>
          <table:table-cell office:value-type="float" office:value="82128" table:style-name="ce7">
            <text:p>82.128</text:p>
          </table:table-cell>
          <table:table-cell office:value-type="percentage" office:value="0.19021061944443157" table:style-name="ce47">
            <text:p>19,0%</text:p>
          </table:table-cell>
          <table:table-cell office:value-type="float" office:value="182344" table:style-name="ce7">
            <text:p>182.344</text:p>
          </table:table-cell>
          <table:table-cell office:value-type="percentage" office:value="0.86398483771618095" table:style-name="ce47">
            <text:p>86,4%</text:p>
          </table:table-cell>
          <table:table-cell office:value-type="float" office:value="425613" table:style-name="ce7">
            <text:p>425.613</text:p>
          </table:table-cell>
          <table:table-cell office:value-type="percentage" office:value="0.91097113063132484" table:style-name="ce47">
            <text:p>91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4086" table:style-name="ce7">
            <text:p>154.086</text:p>
          </table:table-cell>
          <table:table-cell office:value-type="percentage" office:value="0.8889081185856943" table:style-name="ce47">
            <text:p>88,9%</text:p>
          </table:table-cell>
          <table:table-cell office:value-type="float" office:value="124292" table:style-name="ce7">
            <text:p>124.292</text:p>
          </table:table-cell>
          <table:table-cell office:value-type="percentage" office:value="0.93847071526189019" table:style-name="ce47">
            <text:p>93,8%</text:p>
          </table:table-cell>
          <table:table-cell office:value-type="float" office:value="126942" table:style-name="ce7">
            <text:p>126.942</text:p>
          </table:table-cell>
          <table:table-cell office:value-type="percentage" office:value="0.78699318040917543" table:style-name="ce47">
            <text:p>78,7%</text:p>
          </table:table-cell>
          <table:table-cell office:value-type="float" office:value="89736" table:style-name="ce7">
            <text:p>89.736</text:p>
          </table:table-cell>
          <table:table-cell office:value-type="percentage" office:value="0.61611556629682518" table:style-name="ce47">
            <text:p>61,6%</text:p>
          </table:table-cell>
          <table:table-cell office:value-type="float" office:value="40955" table:style-name="ce7">
            <text:p>40.955</text:p>
          </table:table-cell>
          <table:table-cell office:value-type="percentage" office:value="0.36413831120911166" table:style-name="ce47">
            <text:p>36,4%</text:p>
          </table:table-cell>
          <table:table-cell office:value-type="float" office:value="7360" table:style-name="ce7">
            <text:p>7.360</text:p>
          </table:table-cell>
          <table:table-cell office:value-type="percentage" office:value="7.9467910512222503E-2" table:style-name="ce47">
            <text:p>7,9%</text:p>
          </table:table-cell>
          <table:table-cell office:value-type="float" office:value="34622" table:style-name="ce7">
            <text:p>34.622</text:p>
          </table:table-cell>
          <table:table-cell office:value-type="percentage" office:value="0.86826332288401253" table:style-name="ce47">
            <text:p>86,8%</text:p>
          </table:table-cell>
          <table:table-cell office:value-type="float" office:value="91090" table:style-name="ce7">
            <text:p>91.090</text:p>
          </table:table-cell>
          <table:table-cell office:value-type="percentage" office:value="0.90294505407361147" table:style-name="ce47">
            <text:p>90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4777" table:style-name="ce7">
            <text:p>504.777</text:p>
          </table:table-cell>
          <table:table-cell office:value-type="percentage" office:value="0.94781343297594678" table:style-name="ce47">
            <text:p>94,8%</text:p>
          </table:table-cell>
          <table:table-cell office:value-type="float" office:value="333667" table:style-name="ce7">
            <text:p>333.667</text:p>
          </table:table-cell>
          <table:table-cell office:value-type="percentage" office:value="0.9608564188216322" table:style-name="ce47">
            <text:p>96,1%</text:p>
          </table:table-cell>
          <table:table-cell office:value-type="float" office:value="370659" table:style-name="ce7">
            <text:p>370.659</text:p>
          </table:table-cell>
          <table:table-cell office:value-type="percentage" office:value="0.94587476937445936" table:style-name="ce47">
            <text:p>94,6%</text:p>
          </table:table-cell>
          <table:table-cell office:value-type="float" office:value="369408" table:style-name="ce7">
            <text:p>369.408</text:p>
          </table:table-cell>
          <table:table-cell office:value-type="percentage" office:value="0.90160645510858584" table:style-name="ce47">
            <text:p>90,2%</text:p>
          </table:table-cell>
          <table:table-cell office:value-type="float" office:value="175611" table:style-name="ce7">
            <text:p>175.611</text:p>
          </table:table-cell>
          <table:table-cell office:value-type="percentage" office:value="0.66152223456952897" table:style-name="ce47">
            <text:p>66,2%</text:p>
          </table:table-cell>
          <table:table-cell office:value-type="float" office:value="114048" table:style-name="ce7">
            <text:p>114.048</text:p>
          </table:table-cell>
          <table:table-cell office:value-type="percentage" office:value="0.5694314074014899" table:style-name="ce47">
            <text:p>56,9%</text:p>
          </table:table-cell>
          <table:table-cell office:value-type="float" office:value="112350" table:style-name="ce7">
            <text:p>112.350</text:p>
          </table:table-cell>
          <table:table-cell office:value-type="percentage" office:value="0.9062384048268185" table:style-name="ce47">
            <text:p>90,6%</text:p>
          </table:table-cell>
          <table:table-cell office:value-type="float" office:value="298466" table:style-name="ce7">
            <text:p>298.466</text:p>
          </table:table-cell>
          <table:table-cell office:value-type="percentage" office:value="0.97923201091877843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94" table:style-name="ce7">
            <text:p>47.794</text:p>
          </table:table-cell>
          <table:table-cell office:value-type="percentage" office:value="0.92085083426457559" table:style-name="ce47">
            <text:p>92,1%</text:p>
          </table:table-cell>
          <table:table-cell office:value-type="float" office:value="35169" table:style-name="ce7">
            <text:p>35.169</text:p>
          </table:table-cell>
          <table:table-cell office:value-type="percentage" office:value="0.9248671961289644" table:style-name="ce47">
            <text:p>92,5%</text:p>
          </table:table-cell>
          <table:table-cell office:value-type="float" office:value="30369" table:style-name="ce7">
            <text:p>30.369</text:p>
          </table:table-cell>
          <table:table-cell office:value-type="percentage" office:value="0.67128647214854109" table:style-name="ce47">
            <text:p>67,1%</text:p>
          </table:table-cell>
          <table:table-cell office:value-type="float" office:value="21912" table:style-name="ce7">
            <text:p>21.912</text:p>
          </table:table-cell>
          <table:table-cell office:value-type="percentage" office:value="0.46102379599823268" table:style-name="ce47">
            <text:p>46,1%</text:p>
          </table:table-cell>
          <table:table-cell office:value-type="float" office:value="6988" table:style-name="ce7">
            <text:p>6.988</text:p>
          </table:table-cell>
          <table:table-cell office:value-type="percentage" office:value="0.22173568142154529" table:style-name="ce47">
            <text:p>22,2%</text:p>
          </table:table-cell>
          <table:table-cell office:value-type="float" office:value="2598" table:style-name="ce7">
            <text:p>2.598</text:p>
          </table:table-cell>
          <table:table-cell office:value-type="percentage" office:value="0.10573009930001628" table:style-name="ce47">
            <text:p>10,6%</text:p>
          </table:table-cell>
          <table:table-cell office:value-type="float" office:value="12332" table:style-name="ce7">
            <text:p>12.332</text:p>
          </table:table-cell>
          <table:table-cell office:value-type="percentage" office:value="0.86394843771892949" table:style-name="ce47">
            <text:p>86,4%</text:p>
          </table:table-cell>
          <table:table-cell office:value-type="float" office:value="24612" table:style-name="ce7">
            <text:p>24.612</text:p>
          </table:table-cell>
          <table:table-cell office:value-type="percentage" office:value="0.83022432113341205" table:style-name="ce47">
            <text:p>83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814063" table:style-name="ce7">
            <text:p>814.063</text:p>
          </table:table-cell>
          <table:table-cell office:value-type="percentage" office:value="0.92074305226452458" table:style-name="ce47">
            <text:p>92,1%</text:p>
          </table:table-cell>
          <table:table-cell office:value-type="float" office:value="590004" table:style-name="ce7">
            <text:p>590.004</text:p>
          </table:table-cell>
          <table:table-cell office:value-type="percentage" office:value="0.86359531319754979" table:style-name="ce47">
            <text:p>86,4%</text:p>
          </table:table-cell>
          <table:table-cell office:value-type="float" office:value="648419" table:style-name="ce7">
            <text:p>648.419</text:p>
          </table:table-cell>
          <table:table-cell office:value-type="percentage" office:value="0.68721940776225698" table:style-name="ce47">
            <text:p>68,7%</text:p>
          </table:table-cell>
          <table:table-cell office:value-type="float" office:value="500993" table:style-name="ce7">
            <text:p>500.993</text:p>
          </table:table-cell>
          <table:table-cell office:value-type="percentage" office:value="0.48470403616078078" table:style-name="ce47">
            <text:p>48,5%</text:p>
          </table:table-cell>
          <table:table-cell office:value-type="float" office:value="234636" table:style-name="ce7">
            <text:p>234.636</text:p>
          </table:table-cell>
          <table:table-cell office:value-type="percentage" office:value="0.3114415300502929" table:style-name="ce47">
            <text:p>31,1%</text:p>
          </table:table-cell>
          <table:table-cell office:value-type="float" office:value="122025" table:style-name="ce7">
            <text:p>122.025</text:p>
          </table:table-cell>
          <table:table-cell office:value-type="percentage" office:value="0.201299933188713" table:style-name="ce47">
            <text:p>20,1%</text:p>
          </table:table-cell>
          <table:table-cell office:value-type="float" office:value="179037" table:style-name="ce7">
            <text:p>179.037</text:p>
          </table:table-cell>
          <table:table-cell office:value-type="percentage" office:value="0.74797274432556415" table:style-name="ce47">
            <text:p>74,8%</text:p>
          </table:table-cell>
          <table:table-cell office:value-type="float" office:value="537973" table:style-name="ce7">
            <text:p>537.973</text:p>
          </table:table-cell>
          <table:table-cell office:value-type="percentage" office:value="0.81212910783592962" table:style-name="ce47">
            <text:p>81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7638" table:style-name="ce7">
            <text:p>157.638</text:p>
          </table:table-cell>
          <table:table-cell office:value-type="percentage" office:value="0.8935482773866612" table:style-name="ce47">
            <text:p>89,4%</text:p>
          </table:table-cell>
          <table:table-cell office:value-type="float" office:value="125213" table:style-name="ce7">
            <text:p>125.213</text:p>
          </table:table-cell>
          <table:table-cell office:value-type="percentage" office:value="0.85621580962800881" table:style-name="ce47">
            <text:p>85,6%</text:p>
          </table:table-cell>
          <table:table-cell office:value-type="float" office:value="139573" table:style-name="ce7">
            <text:p>139.573</text:p>
          </table:table-cell>
          <table:table-cell office:value-type="percentage" office:value="0.67203855820806413" table:style-name="ce47">
            <text:p>67,2%</text:p>
          </table:table-cell>
          <table:table-cell office:value-type="float" office:value="111916" table:style-name="ce7">
            <text:p>111.916</text:p>
          </table:table-cell>
          <table:table-cell office:value-type="percentage" office:value="0.48164087380144943" table:style-name="ce47">
            <text:p>48,2%</text:p>
          </table:table-cell>
          <table:table-cell office:value-type="float" office:value="46444" table:style-name="ce7">
            <text:p>46.444</text:p>
          </table:table-cell>
          <table:table-cell office:value-type="percentage" office:value="0.27393317408357665" table:style-name="ce47">
            <text:p>27,4%</text:p>
          </table:table-cell>
          <table:table-cell office:value-type="float" office:value="31808" table:style-name="ce7">
            <text:p>31.808</text:p>
          </table:table-cell>
          <table:table-cell office:value-type="percentage" office:value="0.22101935170065665" table:style-name="ce47">
            <text:p>22,1%</text:p>
          </table:table-cell>
          <table:table-cell office:value-type="float" office:value="48764" table:style-name="ce7">
            <text:p>48.764</text:p>
          </table:table-cell>
          <table:table-cell office:value-type="percentage" office:value="0.73119311451320268" table:style-name="ce47">
            <text:p>73,1%</text:p>
          </table:table-cell>
          <table:table-cell office:value-type="float" office:value="107211" table:style-name="ce7">
            <text:p>107.211</text:p>
          </table:table-cell>
          <table:table-cell office:value-type="percentage" office:value="0.8134185109595381" table:style-name="ce47">
            <text:p>81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113" table:style-name="ce7">
            <text:p>92.113</text:p>
          </table:table-cell>
          <table:table-cell office:value-type="percentage" office:value="0.9383678167945152" table:style-name="ce47">
            <text:p>93,8%</text:p>
          </table:table-cell>
          <table:table-cell office:value-type="float" office:value="69016" table:style-name="ce7">
            <text:p>69.016</text:p>
          </table:table-cell>
          <table:table-cell office:value-type="percentage" office:value="0.9554106621260573" table:style-name="ce47">
            <text:p>95,5%</text:p>
          </table:table-cell>
          <table:table-cell office:value-type="float" office:value="68052" table:style-name="ce7">
            <text:p>68.052</text:p>
          </table:table-cell>
          <table:table-cell office:value-type="percentage" office:value="0.7387962480458572" table:style-name="ce47">
            <text:p>73,9%</text:p>
          </table:table-cell>
          <table:table-cell office:value-type="float" office:value="50814" table:style-name="ce7">
            <text:p>50.814</text:p>
          </table:table-cell>
          <table:table-cell office:value-type="percentage" office:value="0.53025148700824376" table:style-name="ce47">
            <text:p>53,0%</text:p>
          </table:table-cell>
          <table:table-cell office:value-type="float" office:value="21127" table:style-name="ce7">
            <text:p>21.127</text:p>
          </table:table-cell>
          <table:table-cell office:value-type="percentage" office:value="0.32490080890720635" table:style-name="ce47">
            <text:p>32,5%</text:p>
          </table:table-cell>
          <table:table-cell office:value-type="float" office:value="8610" table:style-name="ce7">
            <text:p>8.610</text:p>
          </table:table-cell>
          <table:table-cell office:value-type="percentage" office:value="0.14719458405990357" table:style-name="ce47">
            <text:p>14,7%</text:p>
          </table:table-cell>
          <table:table-cell office:value-type="float" office:value="19880" table:style-name="ce7">
            <text:p>19.880</text:p>
          </table:table-cell>
          <table:table-cell office:value-type="percentage" office:value="0.83466286002183221" table:style-name="ce47">
            <text:p>83,5%</text:p>
          </table:table-cell>
          <table:table-cell office:value-type="float" office:value="59952" table:style-name="ce7">
            <text:p>59.952</text:p>
          </table:table-cell>
          <table:table-cell office:value-type="percentage" office:value="0.88779635415895397" table:style-name="ce47">
            <text:p>88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2619" table:style-name="ce7">
            <text:p>342.619</text:p>
          </table:table-cell>
          <table:table-cell office:value-type="percentage" office:value="0.91227617056967503" table:style-name="ce47">
            <text:p>91,2%</text:p>
          </table:table-cell>
          <table:table-cell office:value-type="float" office:value="248491" table:style-name="ce7">
            <text:p>248.491</text:p>
          </table:table-cell>
          <table:table-cell office:value-type="percentage" office:value="0.90348207695691851" table:style-name="ce47">
            <text:p>90,3%</text:p>
          </table:table-cell>
          <table:table-cell office:value-type="float" office:value="247311" table:style-name="ce7">
            <text:p>247.311</text:p>
          </table:table-cell>
          <table:table-cell office:value-type="percentage" office:value="0.76400825450568732" table:style-name="ce47">
            <text:p>76,4%</text:p>
          </table:table-cell>
          <table:table-cell office:value-type="float" office:value="168133" table:style-name="ce7">
            <text:p>168.133</text:p>
          </table:table-cell>
          <table:table-cell office:value-type="percentage" office:value="0.52241825028896705" table:style-name="ce47">
            <text:p>52,2%</text:p>
          </table:table-cell>
          <table:table-cell office:value-type="float" office:value="60328" table:style-name="ce7">
            <text:p>60.328</text:p>
          </table:table-cell>
          <table:table-cell office:value-type="percentage" office:value="0.29213396091192595" table:style-name="ce47">
            <text:p>29,2%</text:p>
          </table:table-cell>
          <table:table-cell office:value-type="float" office:value="30641" table:style-name="ce7">
            <text:p>30.641</text:p>
          </table:table-cell>
          <table:table-cell office:value-type="percentage" office:value="0.1800262040034547" table:style-name="ce47">
            <text:p>18,0%</text:p>
          </table:table-cell>
          <table:table-cell office:value-type="float" office:value="79637" table:style-name="ce7">
            <text:p>79.637</text:p>
          </table:table-cell>
          <table:table-cell office:value-type="percentage" office:value="0.80446289674121663" table:style-name="ce47">
            <text:p>80,4%</text:p>
          </table:table-cell>
          <table:table-cell office:value-type="float" office:value="191554" table:style-name="ce7">
            <text:p>191.554</text:p>
          </table:table-cell>
          <table:table-cell office:value-type="percentage" office:value="0.86730960789640499" table:style-name="ce47">
            <text:p>86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52" table:style-name="ce7">
            <text:p>5.552</text:p>
          </table:table-cell>
          <table:table-cell office:value-type="percentage" office:value="0.84841075794621024" table:style-name="ce47">
            <text:p>84,8%</text:p>
          </table:table-cell>
          <table:table-cell office:value-type="float" office:value="6523" table:style-name="ce7">
            <text:p>6.523</text:p>
          </table:table-cell>
          <table:table-cell office:value-type="percentage" office:value="0.82423553196866317" table:style-name="ce47">
            <text:p>82,4%</text:p>
          </table:table-cell>
          <table:table-cell office:value-type="float" office:value="6993" table:style-name="ce7">
            <text:p>6.993</text:p>
          </table:table-cell>
          <table:table-cell office:value-type="percentage" office:value="0.64552755469399059" table:style-name="ce47">
            <text:p>64,6%</text:p>
          </table:table-cell>
          <table:table-cell office:value-type="float" office:value="5690" table:style-name="ce7">
            <text:p>5.690</text:p>
          </table:table-cell>
          <table:table-cell office:value-type="percentage" office:value="0.502295197740113" table:style-name="ce47">
            <text:p>50,2%</text:p>
          </table:table-cell>
          <table:table-cell office:value-type="float" office:value="2800" table:style-name="ce7">
            <text:p>2.800</text:p>
          </table:table-cell>
          <table:table-cell office:value-type="percentage" office:value="0.30091348737238044" table:style-name="ce47">
            <text:p>30,1%</text:p>
          </table:table-cell>
          <table:table-cell office:value-type="float" office:value="1243" table:style-name="ce7">
            <text:p>1.243</text:p>
          </table:table-cell>
          <table:table-cell office:value-type="percentage" office:value="0.13759132167367721" table:style-name="ce47">
            <text:p>13,8%</text:p>
          </table:table-cell>
          <table:table-cell office:value-type="float" office:value="1536" table:style-name="ce7">
            <text:p>1.536</text:p>
          </table:table-cell>
          <table:table-cell office:value-type="percentage" office:value="0.39741267787839585" table:style-name="ce47">
            <text:p>39,7%</text:p>
          </table:table-cell>
          <table:table-cell office:value-type="float" office:value="7516" table:style-name="ce7">
            <text:p>7.516</text:p>
          </table:table-cell>
          <table:table-cell office:value-type="percentage" office:value="0.84043385888404343" table:style-name="ce47">
            <text:p>84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45" table:style-name="ce7">
            <text:p>4.145</text:p>
          </table:table-cell>
          <table:table-cell office:value-type="percentage" office:value="0.76560768378278532" table:style-name="ce47">
            <text:p>76,6%</text:p>
          </table:table-cell>
          <table:table-cell office:value-type="float" office:value="5019" table:style-name="ce7">
            <text:p>5.019</text:p>
          </table:table-cell>
          <table:table-cell office:value-type="percentage" office:value="0.68165150074697811" table:style-name="ce47">
            <text:p>68,2%</text:p>
          </table:table-cell>
          <table:table-cell office:value-type="float" office:value="6150" table:style-name="ce7">
            <text:p>6.150</text:p>
          </table:table-cell>
          <table:table-cell office:value-type="percentage" office:value="0.61647955092221329" table:style-name="ce47">
            <text:p>61,6%</text:p>
          </table:table-cell>
          <table:table-cell office:value-type="float" office:value="5160" table:style-name="ce7">
            <text:p>5.160</text:p>
          </table:table-cell>
          <table:table-cell office:value-type="percentage" office:value="0.49382716049382713" table:style-name="ce47">
            <text:p>49,4%</text:p>
          </table:table-cell>
          <table:table-cell office:value-type="float" office:value="2449" table:style-name="ce7">
            <text:p>2.449</text:p>
          </table:table-cell>
          <table:table-cell office:value-type="percentage" office:value="0.27464393854435348" table:style-name="ce47">
            <text:p>27,5%</text:p>
          </table:table-cell>
          <table:table-cell office:value-type="float" office:value="1747" table:style-name="ce7">
            <text:p>1.747</text:p>
          </table:table-cell>
          <table:table-cell office:value-type="percentage" office:value="0.19662352279122117" table:style-name="ce47">
            <text:p>19,7%</text:p>
          </table:table-cell>
          <table:table-cell office:value-type="float" office:value="1271" table:style-name="ce7">
            <text:p>1.271</text:p>
          </table:table-cell>
          <table:table-cell office:value-type="percentage" office:value="0.28288448697974627" table:style-name="ce47">
            <text:p>28,3%</text:p>
          </table:table-cell>
          <table:table-cell office:value-type="float" office:value="6001" table:style-name="ce7">
            <text:p>6.001</text:p>
          </table:table-cell>
          <table:table-cell office:value-type="percentage" office:value="0.84485428692101927" table:style-name="ce47">
            <text:p>84,5%</text:p>
          </table:table-cell>
          <table:table-cell table:number-columns-repeated="16367"/>
        </table:table-row>
        <table:table-row table:style-name="ro13">
          <table:table-cell office:value-type="string" table:style-name="ce62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7">
            <text:p>19,5%</text:p>
          </table:table-cell>
          <table:table-cell office:value-type="float" office:value="2270" table:style-name="ce7">
            <text:p>2.270</text:p>
          </table:table-cell>
          <table:table-cell office:value-type="percentage" office:value="0.63549832026875697" table:style-name="ce47">
            <text:p>63,5%</text:p>
          </table:table-cell>
          <table:table-cell office:value-type="float" office:value="6186" table:style-name="ce7">
            <text:p>6.186</text:p>
          </table:table-cell>
          <table:table-cell office:value-type="percentage" office:value="0.66594897190225" table:style-name="ce47">
            <text:p>66,6%</text:p>
          </table:table-cell>
          <table:table-cell office:value-type="float" office:value="12900" table:style-name="ce7">
            <text:p>12.900</text:p>
          </table:table-cell>
          <table:table-cell office:value-type="percentage" office:value="0.59611829944547134" table:style-name="ce47">
            <text:p>59,6%</text:p>
          </table:table-cell>
          <table:table-cell office:value-type="float" office:value="10730" table:style-name="ce7">
            <text:p>10.730</text:p>
          </table:table-cell>
          <table:table-cell office:value-type="percentage" office:value="0.34211197551332739" table:style-name="ce47">
            <text:p>34,2%</text:p>
          </table:table-cell>
          <table:table-cell office:value-type="float" office:value="5355" table:style-name="ce7">
            <text:p>5.355</text:p>
          </table:table-cell>
          <table:table-cell office:value-type="percentage" office:value="0.22566371681415928" table:style-name="ce47">
            <text:p>22,6%</text:p>
          </table:table-cell>
          <table:table-cell office:value-type="float" office:value="1139" table:style-name="ce7">
            <text:p>1.139</text:p>
          </table:table-cell>
          <table:table-cell office:value-type="percentage" office:value="0.89614476789929187" table:style-name="ce47">
            <text:p>89,6%</text:p>
          </table:table-cell>
          <table:table-cell office:value-type="float" office:value="22494" table:style-name="ce7">
            <text:p>22.494</text:p>
          </table:table-cell>
          <table:table-cell office:value-type="percentage" office:value="0.42316157796715392" table:style-name="ce47">
            <text:p>42,3%</text:p>
          </table:table-cell>
          <table:table-cell table:number-columns-repeated="16367"/>
        </table:table-row>
        <table:table-row table:style-name="ro13">
          <table:table-cell office:value-type="string" table:style-name="ce63">
            <text:p>Sanidad Exterior</text:p>
          </table:table-cell>
          <table:table-cell office:value-type="float" office:value="39" table:style-name="ce7">
            <text:p>39</text:p>
          </table:table-cell>
          <table:table-cell office:value-type="percentage" office:value="0.5" table:style-name="ce50">
            <text:p>50,0%</text:p>
          </table:table-cell>
          <table:table-cell office:value-type="float" office:value="200" table:style-name="ce7">
            <text:p>200</text:p>
          </table:table-cell>
          <table:table-cell office:value-type="percentage" office:value="0.70422535211267601" table:style-name="ce50">
            <text:p>70,4%</text:p>
          </table:table-cell>
          <table:table-cell office:value-type="float" office:value="450" table:style-name="ce7">
            <text:p>450</text:p>
          </table:table-cell>
          <table:table-cell office:value-type="percentage" office:value="0.51843317972350234" table:style-name="ce50">
            <text:p>51,8%</text:p>
          </table:table-cell>
          <table:table-cell office:value-type="float" office:value="545" table:style-name="ce7">
            <text:p>545</text:p>
          </table:table-cell>
          <table:table-cell office:value-type="percentage" office:value="0.30127142067440577" table:style-name="ce50">
            <text:p>30,1%</text:p>
          </table:table-cell>
          <table:table-cell office:value-type="float" office:value="510" table:style-name="ce7">
            <text:p>510</text:p>
          </table:table-cell>
          <table:table-cell office:value-type="percentage" office:value="0.23004059539918809" table:style-name="ce50">
            <text:p>23,0%</text:p>
          </table:table-cell>
          <table:table-cell office:value-type="float" office:value="481" table:style-name="ce7">
            <text:p>481</text:p>
          </table:table-cell>
          <table:table-cell office:value-type="percentage" office:value="0.24256177508825014" table:style-name="ce50">
            <text:p>24,3%</text:p>
          </table:table-cell>
          <table:table-cell office:value-type="float" office:value="952" table:style-name="ce7">
            <text:p>952</text:p>
          </table:table-cell>
          <table:table-cell office:value-type="percentage" office:value="0.21359658963428316" table:style-name="ce50">
            <text:p>21,4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308469" table:style-name="ce65">
            <text:p>6.308.469</text:p>
          </table:table-cell>
          <table:table-cell office:value-type="percentage" office:value="0.920129024353602" table:style-name="ce66">
            <text:p>92,01%</text:p>
          </table:table-cell>
          <table:table-cell office:value-type="float" office:value="4768935" table:style-name="ce65">
            <text:p>4.768.935</text:p>
          </table:table-cell>
          <table:table-cell office:value-type="percentage" office:value="0.9059805791895571" table:style-name="ce66">
            <text:p>90,60%</text:p>
          </table:table-cell>
          <table:table-cell office:value-type="float" office:value="4894291" table:style-name="ce65">
            <text:p>4.894.291</text:p>
          </table:table-cell>
          <table:table-cell office:value-type="percentage" office:value="0.73091108608512567" table:style-name="ce66">
            <text:p>73,09%</text:p>
          </table:table-cell>
          <table:table-cell office:value-type="float" office:value="3791814" table:style-name="ce65">
            <text:p>3.791.814</text:p>
          </table:table-cell>
          <table:table-cell office:value-type="percentage" office:value="0.54038030274182347" table:style-name="ce66">
            <text:p>54,04%</text:p>
          </table:table-cell>
          <table:table-cell office:value-type="float" office:value="1633324" table:style-name="ce65">
            <text:p>1.633.324</text:p>
          </table:table-cell>
          <table:table-cell office:value-type="percentage" office:value="0.32854592253406101" table:style-name="ce66">
            <text:p>32,85%</text:p>
          </table:table-cell>
          <table:table-cell office:value-type="float" office:value="778028" table:style-name="ce65">
            <text:p>778.028</text:p>
          </table:table-cell>
          <table:table-cell office:value-type="percentage" office:value="0.19119309783352595" table:style-name="ce66">
            <text:p>19,12%</text:p>
          </table:table-cell>
          <table:table-cell office:value-type="float" office:value="1446572" table:style-name="ce65">
            <text:p>1.446.572</text:p>
          </table:table-cell>
          <table:table-cell office:value-type="percentage" office:value="0.72960989375411378" table:style-name="ce66">
            <text:p>72,96%</text:p>
          </table:table-cell>
          <table:table-cell office:value-type="float" office:value="4166158" table:style-name="ce65">
            <text:p>4.166.158</text:p>
          </table:table-cell>
          <table:table-cell office:value-type="percentage" office:value="0.86364735999482578" table:style-name="ce66">
            <text:p>86,36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4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9570" table:style-name="ce73">
            <text:p>399.570</text:p>
          </table:table-cell>
          <table:table-cell office:value-type="percentage" office:value="0.6386651599260269" table:style-name="ce74">
            <text:p>63,87%</text:p>
          </table:table-cell>
          <table:table-cell office:value-type="date" office:date-value="2022-02-03T00:00:00" table:style-name="ce75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8525" table:style-name="ce77">
            <text:p>48.525</text:p>
          </table:table-cell>
          <table:table-cell office:value-type="percentage" office:value="0.54186999586827622" table:style-name="ce78">
            <text:p>54,19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9497" table:style-name="ce77">
            <text:p>39.497</text:p>
          </table:table-cell>
          <table:table-cell office:value-type="percentage" office:value="0.73845492278353209" table:style-name="ce78">
            <text:p>73,85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8414" table:style-name="ce77">
            <text:p>28.414</text:p>
          </table:table-cell>
          <table:table-cell office:value-type="percentage" office:value="0.33664281313681815" table:style-name="ce78">
            <text:p>33,66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9017" table:style-name="ce77">
            <text:p>69.017</text:p>
          </table:table-cell>
          <table:table-cell office:value-type="percentage" office:value="0.51702000149823957" table:style-name="ce78">
            <text:p>51,70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718" table:style-name="ce77">
            <text:p>22.718</text:p>
          </table:table-cell>
          <table:table-cell office:value-type="percentage" office:value="0.61723632016519048" table:style-name="ce78">
            <text:p>61,72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2462" table:style-name="ce77">
            <text:p>92.462</text:p>
          </table:table-cell>
          <table:table-cell office:value-type="percentage" office:value="0.67521067928551604" table:style-name="ce78">
            <text:p>67,52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5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91240" table:style-name="ce77">
            <text:p>91.240</text:p>
          </table:table-cell>
          <table:table-cell office:value-type="percentage" office:value="0.61839180176760833" table:style-name="ce78">
            <text:p>61,84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21427" table:style-name="ce77">
            <text:p>221.427</text:p>
          </table:table-cell>
          <table:table-cell office:value-type="percentage" office:value="0.39608931851965806" table:style-name="ce78">
            <text:p>39,61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1648" table:style-name="ce77">
            <text:p>221.648</text:p>
          </table:table-cell>
          <table:table-cell office:value-type="percentage" office:value="0.62928851286127985" table:style-name="ce78">
            <text:p>62,93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9220" table:style-name="ce77">
            <text:p>49.220</text:p>
          </table:table-cell>
          <table:table-cell office:value-type="percentage" office:value="0.72868859740029013" table:style-name="ce78">
            <text:p>72,87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5071" table:style-name="ce77">
            <text:p>125.071</text:p>
          </table:table-cell>
          <table:table-cell office:value-type="percentage" office:value="0.81714240913634606" table:style-name="ce78">
            <text:p>81,71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677" table:style-name="ce77">
            <text:p>13.677</text:p>
          </table:table-cell>
          <table:table-cell office:value-type="percentage" office:value="0.62349562363238509" table:style-name="ce78">
            <text:p>62,35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23626" table:style-name="ce77">
            <text:p>223.626</text:p>
          </table:table-cell>
          <table:table-cell office:value-type="percentage" office:value="0.45521461402858804" table:style-name="ce78">
            <text:p>45,52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3738" table:style-name="ce77">
            <text:p>63.738</text:p>
          </table:table-cell>
          <table:table-cell office:value-type="percentage" office:value="0.52830157401344413" table:style-name="ce78">
            <text:p>52,83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553" table:style-name="ce77">
            <text:p>25.553</text:p>
          </table:table-cell>
          <table:table-cell office:value-type="percentage" office:value="0.52345542445099968" table:style-name="ce78">
            <text:p>52,35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8319" table:style-name="ce77">
            <text:p>78.319</text:p>
          </table:table-cell>
          <table:table-cell office:value-type="percentage" office:value="0.53162503393972305" table:style-name="ce78">
            <text:p>53,16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823" table:style-name="ce77">
            <text:p>2.823</text:p>
          </table:table-cell>
          <table:table-cell office:value-type="percentage" office:value="0.35500503018108653" table:style-name="ce78">
            <text:p>35,50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3107" table:style-name="ce77">
            <text:p>3.107</text:p>
          </table:table-cell>
          <table:table-cell office:value-type="percentage" office:value="0.31781914893617019" table:style-name="ce78">
            <text:p>31,78%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5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03T00:00:00" table:style-name="ce79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3T00:00:00" table:style-name="ce83">
            <text:p>03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819652" table:style-name="ce85">
            <text:p>1.819.652</text:p>
          </table:table-cell>
          <table:table-cell office:value-type="percentage" office:value="0.55352129685031781" table:style-name="ce86">
            <text:p>55,35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4T13:42:24Z</dc:date>
  </office:meta>
</office:document-meta>
</file>